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77464" officeooo:paragraph-rsid="00177464"/>
    </style:style>
    <style:style style:name="P2" style:family="paragraph" style:parent-style-name="Text_20_body">
      <style:text-properties fo:language="en" fo:country="US" officeooo:rsid="00177464" officeooo:paragraph-rsid="00620623"/>
    </style:style>
    <style:style style:name="P3" style:family="paragraph" style:parent-style-name="Text_20_body">
      <style:text-properties fo:language="en" fo:country="US" officeooo:rsid="0015ef85" officeooo:paragraph-rsid="00611301"/>
    </style:style>
    <style:style style:name="P4" style:family="paragraph" style:parent-style-name="Text_20_body">
      <style:text-properties fo:language="en" fo:country="US" officeooo:rsid="001b0aeb" officeooo:paragraph-rsid="001b0aeb"/>
    </style:style>
    <style:style style:name="P5" style:family="paragraph" style:parent-style-name="Text_20_body">
      <style:text-properties fo:language="en" fo:country="US" officeooo:rsid="00c001d7" officeooo:paragraph-rsid="00c001d7"/>
    </style:style>
    <style:style style:name="P6" style:family="paragraph" style:parent-style-name="Text_20_body">
      <style:text-properties officeooo:rsid="001f4042" officeooo:paragraph-rsid="001f4042"/>
    </style:style>
    <style:style style:name="P7" style:family="paragraph" style:parent-style-name="Text_20_body">
      <style:text-properties officeooo:rsid="0020dee7" officeooo:paragraph-rsid="0020dee7"/>
    </style:style>
    <style:style style:name="P8" style:family="paragraph" style:parent-style-name="Text_20_body">
      <style:text-properties officeooo:paragraph-rsid="0020dee7"/>
    </style:style>
    <style:style style:name="P9" style:family="paragraph" style:parent-style-name="Text_20_body">
      <style:text-properties officeooo:rsid="0022ea80" officeooo:paragraph-rsid="0022ea80"/>
    </style:style>
    <style:style style:name="P10" style:family="paragraph" style:parent-style-name="Text_20_body">
      <style:text-properties officeooo:rsid="00270b6b" officeooo:paragraph-rsid="00270b6b"/>
    </style:style>
    <style:style style:name="P11" style:family="paragraph" style:parent-style-name="Text_20_body">
      <style:text-properties officeooo:rsid="00284be6" officeooo:paragraph-rsid="00284be6"/>
    </style:style>
    <style:style style:name="P12" style:family="paragraph" style:parent-style-name="Text_20_body">
      <style:text-properties officeooo:rsid="0027262b" officeooo:paragraph-rsid="0027262b"/>
    </style:style>
    <style:style style:name="P13" style:family="paragraph" style:parent-style-name="Text_20_body">
      <style:text-properties officeooo:rsid="0029308d" officeooo:paragraph-rsid="0029308d"/>
    </style:style>
    <style:style style:name="P14" style:family="paragraph" style:parent-style-name="Text_20_body">
      <style:text-properties officeooo:rsid="002c150b" officeooo:paragraph-rsid="002c150b"/>
    </style:style>
    <style:style style:name="P15" style:family="paragraph" style:parent-style-name="Text_20_body">
      <style:text-properties officeooo:rsid="002d3099"/>
    </style:style>
    <style:style style:name="P16" style:family="paragraph" style:parent-style-name="Text_20_body">
      <style:text-properties officeooo:rsid="002d3099" officeooo:paragraph-rsid="002d3099"/>
    </style:style>
    <style:style style:name="P17" style:family="paragraph" style:parent-style-name="Text_20_body">
      <style:text-properties officeooo:rsid="002e0601" officeooo:paragraph-rsid="002e0601"/>
    </style:style>
    <style:style style:name="P18" style:family="paragraph" style:parent-style-name="Text_20_body">
      <style:text-properties officeooo:rsid="0030bd8b" officeooo:paragraph-rsid="0030bd8b"/>
    </style:style>
    <style:style style:name="P19" style:family="paragraph" style:parent-style-name="Text_20_body">
      <style:text-properties officeooo:rsid="0039a7a0" officeooo:paragraph-rsid="003e8307"/>
    </style:style>
    <style:style style:name="P20" style:family="paragraph" style:parent-style-name="Text_20_body">
      <style:text-properties officeooo:rsid="0039a7a0" officeooo:paragraph-rsid="007bf502"/>
    </style:style>
    <style:style style:name="P21" style:family="paragraph" style:parent-style-name="Text_20_body">
      <style:text-properties officeooo:rsid="003f1ec5" officeooo:paragraph-rsid="003f1ec5"/>
    </style:style>
    <style:style style:name="P22" style:family="paragraph" style:parent-style-name="Text_20_body">
      <style:text-properties officeooo:rsid="003e8307" officeooo:paragraph-rsid="003e8307"/>
    </style:style>
    <style:style style:name="P23" style:family="paragraph" style:parent-style-name="Text_20_body">
      <style:text-properties officeooo:rsid="00325346" officeooo:paragraph-rsid="003415cf"/>
    </style:style>
    <style:style style:name="P24" style:family="paragraph" style:parent-style-name="Text_20_body">
      <style:text-properties officeooo:rsid="00325346" officeooo:paragraph-rsid="004dfb3a"/>
    </style:style>
    <style:style style:name="P25" style:family="paragraph" style:parent-style-name="Text_20_body">
      <style:text-properties officeooo:rsid="0041181f" officeooo:paragraph-rsid="00502297"/>
    </style:style>
    <style:style style:name="P26" style:family="paragraph" style:parent-style-name="Text_20_body">
      <style:text-properties officeooo:rsid="004fc4aa" officeooo:paragraph-rsid="004fc4aa"/>
    </style:style>
    <style:style style:name="P27" style:family="paragraph" style:parent-style-name="Text_20_body">
      <style:text-properties officeooo:rsid="005d64d6" officeooo:paragraph-rsid="005d64d6"/>
    </style:style>
    <style:style style:name="P28" style:family="paragraph" style:parent-style-name="Text_20_body">
      <style:text-properties officeooo:rsid="005e12e6" officeooo:paragraph-rsid="005e12e6"/>
    </style:style>
    <style:style style:name="P29" style:family="paragraph" style:parent-style-name="Text_20_body">
      <style:text-properties officeooo:rsid="002159c8"/>
    </style:style>
    <style:style style:name="P30" style:family="paragraph" style:parent-style-name="Text_20_body">
      <style:text-properties officeooo:rsid="002159c8" officeooo:paragraph-rsid="0064576d"/>
    </style:style>
    <style:style style:name="P31" style:family="paragraph" style:parent-style-name="Text_20_body">
      <style:text-properties officeooo:rsid="003ff331" officeooo:paragraph-rsid="00731e63"/>
    </style:style>
    <style:style style:name="P32" style:family="paragraph" style:parent-style-name="Text_20_body">
      <style:text-properties officeooo:rsid="00743816" officeooo:paragraph-rsid="00731e63"/>
    </style:style>
    <style:style style:name="P33" style:family="paragraph" style:parent-style-name="Text_20_body">
      <style:text-properties officeooo:rsid="007c7d2a"/>
    </style:style>
    <style:style style:name="P34" style:family="paragraph" style:parent-style-name="Text_20_body">
      <style:text-properties officeooo:paragraph-rsid="008b70f2"/>
    </style:style>
    <style:style style:name="P35" style:family="paragraph" style:parent-style-name="Text_20_body">
      <style:text-properties officeooo:paragraph-rsid="008830d3"/>
    </style:style>
    <style:style style:name="P36" style:family="paragraph" style:parent-style-name="Text_20_body">
      <style:text-properties officeooo:rsid="008b70f2" officeooo:paragraph-rsid="008b70f2"/>
    </style:style>
    <style:style style:name="P37" style:family="paragraph" style:parent-style-name="Text_20_body">
      <style:text-properties officeooo:rsid="008f7b6e" officeooo:paragraph-rsid="008f7b6e"/>
    </style:style>
    <style:style style:name="P38" style:family="paragraph" style:parent-style-name="Text_20_body">
      <style:text-properties officeooo:rsid="00964416" officeooo:paragraph-rsid="00964416"/>
    </style:style>
    <style:style style:name="P39" style:family="paragraph" style:parent-style-name="Text_20_body">
      <style:text-properties officeooo:rsid="0091a03c" officeooo:paragraph-rsid="009a4757"/>
    </style:style>
    <style:style style:name="P40" style:family="paragraph" style:parent-style-name="Text_20_body">
      <style:text-properties officeooo:rsid="009d710a" officeooo:paragraph-rsid="009d710a"/>
    </style:style>
    <style:style style:name="P41" style:family="paragraph" style:parent-style-name="Text_20_body">
      <style:text-properties officeooo:rsid="005fdf85" officeooo:paragraph-rsid="005fdf85"/>
    </style:style>
    <style:style style:name="P42" style:family="paragraph" style:parent-style-name="Text_20_body">
      <style:text-properties officeooo:rsid="009eb6a0" officeooo:paragraph-rsid="009eb6a0"/>
    </style:style>
    <style:style style:name="P43" style:family="paragraph" style:parent-style-name="Text_20_body">
      <style:text-properties officeooo:paragraph-rsid="009eb6a0"/>
    </style:style>
    <style:style style:name="P44" style:family="paragraph" style:parent-style-name="Text_20_body">
      <style:text-properties officeooo:rsid="00a14c67" officeooo:paragraph-rsid="00a14c67"/>
    </style:style>
    <style:style style:name="P45" style:family="paragraph" style:parent-style-name="Text_20_body">
      <style:text-properties officeooo:rsid="00a490ee" officeooo:paragraph-rsid="00a490ee"/>
    </style:style>
    <style:style style:name="P46" style:family="paragraph" style:parent-style-name="Text_20_body">
      <style:text-properties officeooo:rsid="00a8d22c" officeooo:paragraph-rsid="00a8d22c"/>
    </style:style>
    <style:style style:name="P47" style:family="paragraph" style:parent-style-name="Text_20_body">
      <style:text-properties officeooo:rsid="00a95c65" officeooo:paragraph-rsid="00a95c65"/>
    </style:style>
    <style:style style:name="P48" style:family="paragraph" style:parent-style-name="Text_20_body">
      <style:text-properties officeooo:rsid="002bdd42" officeooo:paragraph-rsid="002c150b"/>
    </style:style>
    <style:style style:name="P49" style:family="paragraph" style:parent-style-name="Text_20_body">
      <style:text-properties officeooo:rsid="0064576d" officeooo:paragraph-rsid="0064576d"/>
    </style:style>
    <style:style style:name="P50" style:family="paragraph" style:parent-style-name="Text_20_body">
      <style:text-properties officeooo:rsid="00b3cb6e" officeooo:paragraph-rsid="00b48cb4"/>
    </style:style>
    <style:style style:name="P51" style:family="paragraph" style:parent-style-name="Text_20_body">
      <style:text-properties officeooo:rsid="00b48cb4" officeooo:paragraph-rsid="00b48cb4"/>
    </style:style>
    <style:style style:name="P52" style:family="paragraph" style:parent-style-name="Text_20_body">
      <style:text-properties officeooo:rsid="00ac5d18" officeooo:paragraph-rsid="00ac5d18"/>
    </style:style>
    <style:style style:name="P53" style:family="paragraph" style:parent-style-name="Text_20_body">
      <style:text-properties officeooo:rsid="00bdcfbe" officeooo:paragraph-rsid="00bdcfbe"/>
    </style:style>
    <style:style style:name="P54" style:family="paragraph" style:parent-style-name="Text_20_body">
      <style:text-properties officeooo:rsid="00c04f75" officeooo:paragraph-rsid="00c04f75"/>
    </style:style>
    <style:style style:name="P55" style:family="paragraph" style:parent-style-name="Text_20_body">
      <style:paragraph-properties fo:break-before="page"/>
      <style:text-properties fo:language="en" fo:country="US"/>
    </style:style>
    <style:style style:name="P56" style:family="paragraph" style:parent-style-name="Title">
      <style:text-properties fo:language="en" fo:country="US"/>
    </style:style>
    <style:style style:name="P57" style:family="paragraph" style:parent-style-name="Title_20_2">
      <style:text-properties fo:language="en" fo:country="US"/>
    </style:style>
    <style:style style:name="P58" style:family="paragraph" style:parent-style-name="CodeSample">
      <style:text-properties officeooo:paragraph-rsid="006d1c97"/>
    </style:style>
    <style:style style:name="P59" style:family="paragraph" style:parent-style-name="CodeSample">
      <style:text-properties officeooo:paragraph-rsid="006f07e5"/>
    </style:style>
    <style:style style:name="P60" style:family="paragraph" style:parent-style-name="CodeSample">
      <style:text-properties officeooo:paragraph-rsid="006f6ef0"/>
    </style:style>
    <style:style style:name="P61" style:family="paragraph" style:parent-style-name="CodeSample">
      <style:text-properties officeooo:paragraph-rsid="007c7d2a"/>
    </style:style>
    <style:style style:name="P62" style:family="paragraph" style:parent-style-name="CodeSample">
      <style:text-properties officeooo:paragraph-rsid="0081d4a0"/>
    </style:style>
    <style:style style:name="P63" style:family="paragraph" style:parent-style-name="CodeSample">
      <style:text-properties fo:language="en" fo:country="US"/>
    </style:style>
    <style:style style:name="P64" style:family="paragraph" style:parent-style-name="CodeSample">
      <style:text-properties officeooo:paragraph-rsid="0086f815"/>
    </style:style>
    <style:style style:name="P65" style:family="paragraph" style:parent-style-name="CodeSample">
      <style:text-properties officeooo:paragraph-rsid="00bb2d5f"/>
    </style:style>
    <style:style style:name="P66" style:family="paragraph" style:parent-style-name="CodeSample">
      <style:text-properties officeooo:paragraph-rsid="00c3713e"/>
    </style:style>
    <style:style style:name="P67" style:family="paragraph" style:parent-style-name="CodeSample">
      <style:text-properties officeooo:paragraph-rsid="00ca3892"/>
    </style:style>
    <style:style style:name="P68" style:family="paragraph" style:parent-style-name="Contents_20_1">
      <style:paragraph-properties>
        <style:tab-stops>
          <style:tab-stop style:position="170mm" style:type="right" style:leader-style="dotted" style:leader-text="."/>
        </style:tab-stops>
      </style:paragraph-properties>
    </style:style>
    <style:style style:name="P69" style:family="paragraph" style:parent-style-name="Contents_20_2">
      <style:paragraph-properties>
        <style:tab-stops>
          <style:tab-stop style:position="165.01mm" style:type="right" style:leader-style="dotted" style:leader-text="."/>
        </style:tab-stops>
      </style:paragraph-properties>
    </style:style>
    <style:style style:name="P70" style:family="paragraph" style:parent-style-name="Contents_20_3">
      <style:paragraph-properties>
        <style:tab-stops>
          <style:tab-stop style:position="160.02mm" style:type="right" style:leader-style="dotted" style:leader-text="."/>
        </style:tab-stops>
      </style:paragraph-properties>
    </style:style>
    <style:style style:name="P71" style:family="paragraph" style:parent-style-name="Text_20_body" style:list-style-name="L1">
      <style:text-properties fo:language="en" fo:country="US" officeooo:rsid="0037ccb7" officeooo:paragraph-rsid="0037ccb7"/>
    </style:style>
    <style:style style:name="P72" style:family="paragraph" style:parent-style-name="Text_20_body" style:list-style-name="L1">
      <style:text-properties fo:language="en" fo:country="US" officeooo:rsid="001d0b15" officeooo:paragraph-rsid="001d0b15"/>
    </style:style>
    <style:style style:name="P73" style:family="paragraph" style:parent-style-name="Text_20_body" style:list-style-name="L1">
      <style:text-properties fo:language="en" fo:country="US" officeooo:rsid="00177464" officeooo:paragraph-rsid="00177464"/>
    </style:style>
    <style:style style:name="P74" style:family="paragraph" style:parent-style-name="Text_20_body" style:list-style-name="L1">
      <style:text-properties fo:language="en" fo:country="US" officeooo:rsid="001abed2" officeooo:paragraph-rsid="001abed2"/>
    </style:style>
    <style:style style:name="P75" style:family="paragraph" style:parent-style-name="Text_20_body" style:list-style-name="L2">
      <style:text-properties officeooo:paragraph-rsid="00b48cb4"/>
    </style:style>
    <style:style style:name="P76" style:family="paragraph" style:parent-style-name="Text_20_body" style:list-style-name="L2">
      <style:text-properties officeooo:rsid="00b48cb4" officeooo:paragraph-rsid="00b48cb4"/>
    </style:style>
    <style:style style:name="P77" style:family="paragraph" style:parent-style-name="Text_20_body" style:list-style-name="L3">
      <style:text-properties officeooo:rsid="0020dee7" officeooo:paragraph-rsid="0020dee7"/>
    </style:style>
    <style:style style:name="P78" style:family="paragraph" style:parent-style-name="Text_20_body" style:list-style-name="L4">
      <style:text-properties officeooo:rsid="0020dee7" officeooo:paragraph-rsid="0020dee7"/>
    </style:style>
    <style:style style:name="P79" style:family="paragraph" style:parent-style-name="Text_20_body" style:list-style-name="L4">
      <style:text-properties officeooo:rsid="002159c8" officeooo:paragraph-rsid="002159c8"/>
    </style:style>
    <style:style style:name="P80" style:family="paragraph" style:parent-style-name="Text_20_body" style:list-style-name="L6">
      <style:text-properties officeooo:rsid="002159c8"/>
    </style:style>
    <style:style style:name="P81" style:family="paragraph" style:parent-style-name="Text_20_body" style:list-style-name="L6">
      <style:text-properties officeooo:rsid="002159c8" officeooo:paragraph-rsid="002159c8"/>
    </style:style>
    <style:style style:name="P82" style:family="paragraph" style:parent-style-name="Text_20_body" style:list-style-name="L5">
      <style:text-properties officeooo:rsid="0064576d" officeooo:paragraph-rsid="0064576d"/>
    </style:style>
    <style:style style:name="P83" style:family="paragraph" style:parent-style-name="Text_20_body" style:list-style-name="L7">
      <style:text-properties officeooo:rsid="008f7b6e" officeooo:paragraph-rsid="008f7b6e"/>
    </style:style>
    <style:style style:name="P84" style:family="paragraph" style:parent-style-name="Text_20_body" style:list-style-name="L8">
      <style:text-properties officeooo:rsid="00235f61" officeooo:paragraph-rsid="0022ea80"/>
    </style:style>
    <style:style style:name="P85" style:family="paragraph" style:parent-style-name="Text_20_body" style:list-style-name="L8">
      <style:text-properties officeooo:rsid="00235f61" officeooo:paragraph-rsid="00235f61"/>
    </style:style>
    <style:style style:name="P86" style:family="paragraph" style:parent-style-name="Text_20_body" style:list-style-name="L8">
      <style:text-properties officeooo:rsid="00248ab8" officeooo:paragraph-rsid="00248ab8"/>
    </style:style>
    <style:style style:name="P87" style:family="paragraph" style:parent-style-name="Text_20_body" style:list-style-name="L8">
      <style:text-properties officeooo:rsid="00270b6b" officeooo:paragraph-rsid="006aecf3"/>
    </style:style>
    <style:style style:name="P88" style:family="paragraph" style:parent-style-name="Text_20_body" style:list-style-name="L9"/>
    <style:style style:name="P89" style:family="paragraph" style:parent-style-name="Text_20_body" style:list-style-name="L10">
      <style:text-properties officeooo:rsid="00c04f75" officeooo:paragraph-rsid="00c04f75"/>
    </style:style>
    <style:style style:name="P90" style:family="paragraph" style:parent-style-name="Text_20_body">
      <style:text-properties officeooo:rsid="00c04f75" officeooo:paragraph-rsid="00c04f75"/>
    </style:style>
    <style:style style:name="P91" style:family="paragraph" style:parent-style-name="Text_20_body" style:list-style-name="L11">
      <style:text-properties officeooo:rsid="002c150b" officeooo:paragraph-rsid="002c150b"/>
    </style:style>
    <style:style style:name="P92" style:family="paragraph" style:parent-style-name="Text_20_body" style:list-style-name="L11">
      <style:text-properties officeooo:rsid="002c150b" officeooo:paragraph-rsid="008faf70"/>
    </style:style>
    <style:style style:name="P93" style:family="paragraph" style:parent-style-name="Text_20_body" style:list-style-name="L12">
      <style:text-properties officeooo:rsid="005e12e6" officeooo:paragraph-rsid="005e12e6"/>
    </style:style>
    <style:style style:name="P94" style:family="paragraph" style:parent-style-name="Text_20_body" style:list-style-name="L13">
      <style:text-properties officeooo:paragraph-rsid="009eb6a0"/>
    </style:style>
    <style:style style:name="P95" style:family="paragraph" style:parent-style-name="Text_20_body" style:list-style-name="L14">
      <style:text-properties officeooo:rsid="00a8d22c" officeooo:paragraph-rsid="00a8d22c"/>
    </style:style>
    <style:style style:name="P96" style:family="paragraph" style:parent-style-name="Text_20_body">
      <style:text-properties officeooo:rsid="00cb7fa7" officeooo:paragraph-rsid="00cb7fa7"/>
    </style:style>
    <style:style style:name="P97" style:family="paragraph" style:parent-style-name="Heading_20_1" style:list-style-name="">
      <style:text-properties fo:language="en" fo:country="US" officeooo:rsid="0015ef85" officeooo:paragraph-rsid="0015ef85"/>
    </style:style>
    <style:style style:name="P98" style:family="paragraph" style:parent-style-name="Heading_20_1">
      <style:text-properties officeooo:rsid="00b90527" officeooo:paragraph-rsid="00b90527"/>
    </style:style>
    <style:style style:name="P99" style:family="paragraph" style:parent-style-name="Heading_20_1">
      <style:paragraph-properties fo:break-before="page"/>
      <style:text-properties fo:language="en" fo:country="US" officeooo:rsid="0015ef85" officeooo:paragraph-rsid="0015ef85"/>
    </style:style>
    <style:style style:name="P100" style:family="paragraph" style:parent-style-name="Heading_20_2">
      <style:text-properties fo:language="en" fo:country="US"/>
    </style:style>
    <style:style style:name="P101" style:family="paragraph" style:parent-style-name="Heading_20_2">
      <style:text-properties officeooo:rsid="00b3cb6e" officeooo:paragraph-rsid="00b3cb6e"/>
    </style:style>
    <style:style style:name="P102" style:family="paragraph" style:parent-style-name="Heading_20_2">
      <style:text-properties officeooo:rsid="001f4042" officeooo:paragraph-rsid="001f4042"/>
    </style:style>
    <style:style style:name="P103" style:family="paragraph" style:parent-style-name="Heading_20_2">
      <style:text-properties officeooo:rsid="008f7b6e" officeooo:paragraph-rsid="008f7b6e"/>
    </style:style>
    <style:style style:name="P104" style:family="paragraph" style:parent-style-name="Heading_20_2">
      <style:text-properties officeooo:rsid="002159c8" officeooo:paragraph-rsid="002159c8"/>
    </style:style>
    <style:style style:name="P105" style:family="paragraph" style:parent-style-name="Heading_20_2">
      <style:text-properties officeooo:rsid="00325346" officeooo:paragraph-rsid="00325346"/>
    </style:style>
    <style:style style:name="P106" style:family="paragraph" style:parent-style-name="Heading_20_2">
      <style:text-properties officeooo:rsid="003ff331" officeooo:paragraph-rsid="004f9843"/>
    </style:style>
    <style:style style:name="P107" style:family="paragraph" style:parent-style-name="Heading_20_2">
      <style:text-properties officeooo:rsid="00c04f75" officeooo:paragraph-rsid="00c04f75"/>
    </style:style>
    <style:style style:name="P108" style:family="paragraph" style:parent-style-name="Heading_20_3">
      <style:text-properties officeooo:paragraph-rsid="0020dee7"/>
    </style:style>
    <style:style style:name="P109" style:family="paragraph" style:parent-style-name="Heading_20_3">
      <style:text-properties officeooo:rsid="0020dee7" officeooo:paragraph-rsid="0020dee7"/>
    </style:style>
    <style:style style:name="P110" style:family="paragraph" style:parent-style-name="Heading_20_3">
      <style:text-properties officeooo:rsid="00261a93" officeooo:paragraph-rsid="00261a93"/>
    </style:style>
    <style:style style:name="T1" style:family="text">
      <style:text-properties officeooo:rsid="0015ef85"/>
    </style:style>
    <style:style style:name="T2" style:family="text">
      <style:text-properties officeooo:rsid="00177464"/>
    </style:style>
    <style:style style:name="T3" style:family="text">
      <style:text-properties fo:color="#000000" style:font-name="DejaVu Sans Mono" fo:font-size="9pt"/>
    </style:style>
    <style:style style:name="T4" style:family="text">
      <style:text-properties fo:color="#000000" style:font-name="DejaVu Sans Mono" fo:font-size="9pt" fo:font-style="italic" officeooo:rsid="003f1ec5" style:font-style-asian="italic" style:font-style-complex="italic"/>
    </style:style>
    <style:style style:name="T5" style:family="text">
      <style:text-properties fo:color="#000000" style:font-name="DejaVu Sans Mono" fo:font-size="9pt" officeooo:rsid="003f1ec5"/>
    </style:style>
    <style:style style:name="T6" style:family="text">
      <style:text-properties fo:color="#000000" style:font-name="DejaVu Sans Mono" fo:font-size="9pt" fo:background-color="#e4e4ff" loext:char-shading-value="0"/>
    </style:style>
    <style:style style:name="T7" style:family="text">
      <style:text-properties fo:color="#000000" style:font-name="DejaVu Sans Mono" fo:font-size="9pt" officeooo:rsid="007c7d2a"/>
    </style:style>
    <style:style style:name="T8" style:family="text">
      <style:text-properties officeooo:rsid="001a8a31"/>
    </style:style>
    <style:style style:name="T9" style:family="text">
      <style:text-properties officeooo:rsid="001abed2"/>
    </style:style>
    <style:style style:name="T10" style:family="text">
      <style:text-properties officeooo:rsid="001c7ef2"/>
    </style:style>
    <style:style style:name="T11" style:family="text">
      <style:text-properties officeooo:rsid="001d0b15"/>
    </style:style>
    <style:style style:name="T12" style:family="text">
      <style:text-properties fo:font-style="italic" style:font-style-asian="italic" style:font-style-complex="italic"/>
    </style:style>
    <style:style style:name="T13" style:family="text">
      <style:text-properties fo:font-style="italic" officeooo:rsid="00270b6b" style:font-style-asian="italic" style:font-style-complex="italic"/>
    </style:style>
    <style:style style:name="T14" style:family="text">
      <style:text-properties fo:font-style="italic" officeooo:rsid="002c150b" style:font-style-asian="italic" style:font-style-complex="italic"/>
    </style:style>
    <style:style style:name="T15" style:family="text">
      <style:text-properties fo:font-style="italic" officeooo:rsid="002d3099" style:font-style-asian="italic" style:font-style-complex="italic"/>
    </style:style>
    <style:style style:name="T16" style:family="text">
      <style:text-properties fo:font-style="italic" officeooo:rsid="003415cf" style:font-style-asian="italic" style:font-style-complex="italic"/>
    </style:style>
    <style:style style:name="T17" style:family="text">
      <style:text-properties fo:font-style="italic" officeooo:rsid="003f1ec5" style:font-style-asian="italic" style:font-style-complex="italic"/>
    </style:style>
    <style:style style:name="T18" style:family="text">
      <style:text-properties fo:font-style="italic" officeooo:rsid="003ff331" style:font-style-asian="italic" style:font-style-complex="italic"/>
    </style:style>
    <style:style style:name="T19" style:family="text">
      <style:text-properties fo:font-style="italic" officeooo:rsid="007e609e" style:font-style-asian="italic" style:font-style-complex="italic"/>
    </style:style>
    <style:style style:name="T20" style:family="text">
      <style:text-properties fo:font-style="italic" officeooo:rsid="00a14c67" style:font-style-asian="italic" style:font-style-complex="italic"/>
    </style:style>
    <style:style style:name="T21" style:family="text">
      <style:text-properties fo:font-style="italic" officeooo:rsid="00bdcfbe" style:font-style-asian="italic" style:font-style-complex="italic"/>
    </style:style>
    <style:style style:name="T22" style:family="text">
      <style:text-properties fo:font-style="italic" officeooo:rsid="00be8a50" style:font-style-asian="italic" style:font-style-complex="italic"/>
    </style:style>
    <style:style style:name="T23" style:family="text">
      <style:text-properties officeooo:rsid="0020dee7"/>
    </style:style>
    <style:style style:name="T24" style:family="text">
      <style:text-properties officeooo:rsid="0022ea80"/>
    </style:style>
    <style:style style:name="T25" style:family="text">
      <style:text-properties officeooo:rsid="00248ab8"/>
    </style:style>
    <style:style style:name="T26" style:family="text">
      <style:text-properties officeooo:rsid="00261a93"/>
    </style:style>
    <style:style style:name="T27" style:family="text">
      <style:text-properties officeooo:rsid="00270b6b"/>
    </style:style>
    <style:style style:name="T28" style:family="text">
      <style:text-properties fo:font-style="normal" style:font-style-asian="normal" style:font-style-complex="normal"/>
    </style:style>
    <style:style style:name="T29" style:family="text">
      <style:text-properties fo:font-style="normal" officeooo:rsid="00270b6b" style:font-style-asian="normal" style:font-style-complex="normal"/>
    </style:style>
    <style:style style:name="T30" style:family="text">
      <style:text-properties fo:font-style="normal" officeooo:rsid="008b70f2" style:font-style-asian="normal" style:font-style-complex="normal"/>
    </style:style>
    <style:style style:name="T31" style:family="text">
      <style:text-properties officeooo:rsid="00284be6"/>
    </style:style>
    <style:style style:name="T32" style:family="text">
      <style:text-properties officeooo:rsid="002c150b"/>
    </style:style>
    <style:style style:name="T33" style:family="text">
      <style:text-properties officeooo:rsid="002d3099"/>
    </style:style>
    <style:style style:name="T34" style:family="text">
      <style:text-properties officeooo:rsid="00325346"/>
    </style:style>
    <style:style style:name="T35" style:family="text">
      <style:text-properties officeooo:rsid="003415cf"/>
    </style:style>
    <style:style style:name="T36" style:family="text">
      <style:text-properties officeooo:rsid="0037ccb7"/>
    </style:style>
    <style:style style:name="T37" style:family="text">
      <style:text-properties officeooo:rsid="003a8c08"/>
    </style:style>
    <style:style style:name="T38" style:family="text">
      <style:text-properties officeooo:rsid="003f1ec5"/>
    </style:style>
    <style:style style:name="T39" style:family="text">
      <style:text-properties officeooo:rsid="003fe231"/>
    </style:style>
    <style:style style:name="T40" style:family="text">
      <style:text-properties officeooo:rsid="003ffe16"/>
    </style:style>
    <style:style style:name="T41" style:family="text">
      <style:text-properties officeooo:rsid="0040e346"/>
    </style:style>
    <style:style style:name="T42" style:family="text">
      <style:text-properties officeooo:rsid="00425351"/>
    </style:style>
    <style:style style:name="T43" style:family="text">
      <style:text-properties officeooo:rsid="004b8b48"/>
    </style:style>
    <style:style style:name="T44" style:family="text">
      <style:text-properties officeooo:rsid="004d06da"/>
    </style:style>
    <style:style style:name="T45" style:family="text">
      <style:text-properties officeooo:rsid="004dfb3a"/>
    </style:style>
    <style:style style:name="T46" style:family="text">
      <style:text-properties officeooo:rsid="004fe40a"/>
    </style:style>
    <style:style style:name="T47" style:family="text">
      <style:text-properties officeooo:rsid="0053d5e5"/>
    </style:style>
    <style:style style:name="T48" style:family="text">
      <style:text-properties officeooo:rsid="00568ae5"/>
    </style:style>
    <style:style style:name="T49" style:family="text">
      <style:text-properties officeooo:rsid="005a5d61"/>
    </style:style>
    <style:style style:name="T50" style:family="text">
      <style:text-properties officeooo:rsid="005e12e6"/>
    </style:style>
    <style:style style:name="T51" style:family="text">
      <style:text-properties officeooo:rsid="005fdf85"/>
    </style:style>
    <style:style style:name="T52" style:family="text">
      <style:text-properties officeooo:rsid="00611301"/>
    </style:style>
    <style:style style:name="T53" style:family="text">
      <style:text-properties officeooo:rsid="00620623"/>
    </style:style>
    <style:style style:name="T54" style:family="text">
      <style:text-properties officeooo:rsid="0064576d"/>
    </style:style>
    <style:style style:name="T55" style:family="text">
      <style:text-properties officeooo:rsid="00664e6b"/>
    </style:style>
    <style:style style:name="T56" style:family="text">
      <style:text-properties officeooo:rsid="00671403"/>
    </style:style>
    <style:style style:name="T57" style:family="text">
      <style:text-properties officeooo:rsid="006b56b7"/>
    </style:style>
    <style:style style:name="T58" style:family="text">
      <style:text-properties officeooo:rsid="006b60a0"/>
    </style:style>
    <style:style style:name="T59" style:family="text">
      <style:text-properties officeooo:rsid="0071f1d6"/>
    </style:style>
    <style:style style:name="T60" style:family="text">
      <style:text-properties officeooo:rsid="003ff331"/>
    </style:style>
    <style:style style:name="T61" style:family="text">
      <style:text-properties style:font-name="DejaVu Sans Mono1"/>
    </style:style>
    <style:style style:name="T62" style:family="text">
      <style:text-properties style:font-name="DejaVu Sans Mono1" fo:font-size="9pt" style:font-size-asian="9pt" style:font-size-complex="9pt"/>
    </style:style>
    <style:style style:name="T63" style:family="text">
      <style:text-properties style:font-name="DejaVu Sans Mono1" fo:font-size="9pt" officeooo:rsid="003ffe16" style:font-size-asian="9pt" style:font-size-complex="9pt"/>
    </style:style>
    <style:style style:name="T64" style:family="text">
      <style:text-properties style:font-name="DejaVu Sans Mono1" fo:font-size="9pt" officeooo:rsid="0040e346" style:font-size-asian="9pt" style:font-size-complex="9pt"/>
    </style:style>
    <style:style style:name="T65" style:family="text">
      <style:text-properties style:font-name="DejaVu Sans Mono1" fo:font-size="9pt" officeooo:rsid="00743816" style:font-size-asian="9pt" style:font-size-complex="9pt"/>
    </style:style>
    <style:style style:name="T66" style:family="text">
      <style:text-properties style:font-name="DejaVu Sans Mono1" fo:font-size="9pt" officeooo:rsid="0078d74b" style:font-size-asian="9pt" style:font-size-complex="9pt"/>
    </style:style>
    <style:style style:name="T67" style:family="text">
      <style:text-properties style:font-name="DejaVu Sans Mono1" fo:font-size="10pt" style:font-size-asian="10pt" style:font-size-complex="10pt"/>
    </style:style>
    <style:style style:name="T68" style:family="text">
      <style:text-properties style:font-name="DejaVu Sans Mono1" fo:font-size="10pt" officeooo:rsid="007c7d2a" style:font-size-asian="10pt" style:font-size-complex="10pt"/>
    </style:style>
    <style:style style:name="T69" style:family="text">
      <style:text-properties style:font-name="DejaVu Sans Mono1" fo:font-size="10pt" officeooo:rsid="007741c4" style:font-size-asian="10pt" style:font-size-complex="10pt"/>
    </style:style>
    <style:style style:name="T70" style:family="text">
      <style:text-properties style:font-name="DejaVu Sans Mono1" fo:font-size="11pt" style:font-size-asian="11pt" style:font-size-complex="11pt"/>
    </style:style>
    <style:style style:name="T71" style:family="text">
      <style:text-properties style:font-name="DejaVu Sans Mono1" fo:font-size="11pt" officeooo:rsid="00c08275" style:font-size-asian="11pt" style:font-size-complex="11pt"/>
    </style:style>
    <style:style style:name="T72" style:family="text">
      <style:text-properties officeooo:rsid="00725d14"/>
    </style:style>
    <style:style style:name="T73" style:family="text">
      <style:text-properties officeooo:rsid="00731e63"/>
    </style:style>
    <style:style style:name="T74" style:family="text">
      <style:text-properties officeooo:rsid="00743816"/>
    </style:style>
    <style:style style:name="T75" style:family="text">
      <style:text-properties officeooo:rsid="0076afde"/>
    </style:style>
    <style:style style:name="T76" style:family="text">
      <style:text-properties officeooo:rsid="007741c4"/>
    </style:style>
    <style:style style:name="T77" style:family="text">
      <style:text-properties officeooo:rsid="0078d74b"/>
    </style:style>
    <style:style style:name="T78" style:family="text">
      <style:text-properties officeooo:rsid="007c5390"/>
    </style:style>
    <style:style style:name="T79" style:family="text">
      <style:text-properties officeooo:rsid="007c7d2a"/>
    </style:style>
    <style:style style:name="T80" style:family="text">
      <style:text-properties officeooo:rsid="0082a953"/>
    </style:style>
    <style:style style:name="T81" style:family="text">
      <style:text-properties officeooo:rsid="0086f815"/>
    </style:style>
    <style:style style:name="T82" style:family="text">
      <style:text-properties officeooo:rsid="008faf70"/>
    </style:style>
    <style:style style:name="T83" style:family="text">
      <style:text-properties officeooo:rsid="0091a03c"/>
    </style:style>
    <style:style style:name="T84" style:family="text">
      <style:text-properties officeooo:rsid="009383ec"/>
    </style:style>
    <style:style style:name="T85" style:family="text">
      <style:text-properties officeooo:rsid="00950cab"/>
    </style:style>
    <style:style style:name="T86" style:family="text">
      <style:text-properties officeooo:rsid="00998718"/>
    </style:style>
    <style:style style:name="T87" style:family="text">
      <style:text-properties officeooo:rsid="0099ddd2"/>
    </style:style>
    <style:style style:name="T88" style:family="text">
      <style:text-properties officeooo:rsid="009a4757"/>
    </style:style>
    <style:style style:name="T89" style:family="text">
      <style:text-properties officeooo:rsid="009b6082"/>
    </style:style>
    <style:style style:name="T90" style:family="text">
      <style:text-properties officeooo:rsid="009cdd44"/>
    </style:style>
    <style:style style:name="T91" style:family="text">
      <style:text-properties officeooo:rsid="009d710a"/>
    </style:style>
    <style:style style:name="T92" style:family="text">
      <style:text-properties officeooo:rsid="009eb6a0"/>
    </style:style>
    <style:style style:name="T93" style:family="text">
      <style:text-properties officeooo:rsid="00a09583"/>
    </style:style>
    <style:style style:name="T94" style:family="text">
      <style:text-properties officeooo:rsid="00a14c67"/>
    </style:style>
    <style:style style:name="T95" style:family="text">
      <style:text-properties officeooo:rsid="00a24952"/>
    </style:style>
    <style:style style:name="T96" style:family="text">
      <style:text-properties officeooo:rsid="00a37208"/>
    </style:style>
    <style:style style:name="T97" style:family="text">
      <style:text-properties officeooo:rsid="00a5e498"/>
    </style:style>
    <style:style style:name="T98" style:family="text">
      <style:text-properties officeooo:rsid="00a95c65"/>
    </style:style>
    <style:style style:name="T99" style:family="text">
      <style:text-properties officeooo:rsid="00ac11df"/>
    </style:style>
    <style:style style:name="T100" style:family="text">
      <style:text-properties officeooo:rsid="00acb854"/>
    </style:style>
    <style:style style:name="T101" style:family="text">
      <style:text-properties officeooo:rsid="00acde66"/>
    </style:style>
    <style:style style:name="T102" style:family="text">
      <style:text-properties officeooo:rsid="00b48cb4"/>
    </style:style>
    <style:style style:name="T103" style:family="text">
      <style:text-properties officeooo:rsid="00b72639"/>
    </style:style>
    <style:style style:name="T104" style:family="text">
      <style:text-properties officeooo:rsid="00bb2d5f"/>
    </style:style>
    <style:style style:name="T105" style:family="text">
      <style:text-properties officeooo:rsid="00bdcfbe"/>
    </style:style>
    <style:style style:name="T106" style:family="text">
      <style:text-properties officeooo:rsid="00be8a50"/>
    </style:style>
    <style:style style:name="T107" style:family="text">
      <style:text-properties officeooo:rsid="00bff50a"/>
    </style:style>
    <style:style style:name="T108" style:family="text">
      <style:text-properties officeooo:rsid="00c001d7"/>
    </style:style>
    <style:style style:name="T109" style:family="text">
      <style:text-properties officeooo:rsid="00c08275"/>
    </style:style>
    <style:style style:name="T110" style:family="text">
      <style:text-properties officeooo:rsid="00c3713e"/>
    </style:style>
    <style:style style:name="T111" style:family="text">
      <style:text-properties officeooo:rsid="00ca3892"/>
    </style:style>
    <style:style style:name="T112" style:family="text">
      <style:text-properties officeooo:rsid="00cb7fa7"/>
    </style:style>
    <style:style style:name="T113" style:family="text">
      <style:text-properties style:font-name="DejaVu Sans Mono1" fo:font-size="11pt" style:font-size-asian="11pt" style:font-size-complex="11pt"/>
    </style:style>
    <style:style style:name="T114" style:family="text">
      <style:text-properties fo:color="#008080"/>
    </style:style>
    <style:style style:name="T115" style:family="text">
      <style:text-properties fo:color="#008080" style:font-name="DejaVu Sans Mono" fo:font-size="9pt"/>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LightningObjects</text:p>
      <text:p text:style-name="P57"><text:span text:style-name="T1">l</text:span>ightweight, <text:span text:style-name="T1">high performance, non-relational <text:s/>C++ object p</text:span>ersistence</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268_1569442006" text:style-name="Index_20_Link" text:visited-style-name="Index_20_Link">Introduction<text:tab/>3</text:a></text:p>
          <text:p text:style-name="P69"><text:a xlink:type="simple" xlink:href="#__RefHeading__270_1569442006" text:style-name="Index_20_Link" text:visited-style-name="Index_20_Link">Code<text:tab/>3</text:a></text:p>
          <text:p text:style-name="P68"><text:a xlink:type="simple" xlink:href="#__RefHeading__294_2126996540" text:style-name="Index_20_Link" text:visited-style-name="Index_20_Link">Technicalities<text:tab/>4</text:a></text:p>
          <text:p text:style-name="P69"><text:a xlink:type="simple" xlink:href="#__RefHeading__2216_1858014789" text:style-name="Index_20_Link" text:visited-style-name="Index_20_Link">Database File<text:tab/>4</text:a></text:p>
          <text:p text:style-name="P69"><text:a xlink:type="simple" xlink:href="#__RefHeading__296_2126996540" text:style-name="Index_20_Link" text:visited-style-name="Index_20_Link">Internal Databases<text:tab/>5</text:a></text:p>
          <text:p text:style-name="P70"><text:a xlink:type="simple" xlink:href="#__RefHeading__298_2126996540" text:style-name="Index_20_Link" text:visited-style-name="Index_20_Link">Database Schema<text:tab/>5</text:a></text:p>
          <text:p text:style-name="P70"><text:a xlink:type="simple" xlink:href="#__RefHeading__300_2126996540" text:style-name="Index_20_Link" text:visited-style-name="Index_20_Link">Object Data<text:tab/>5</text:a></text:p>
          <text:p text:style-name="P68"><text:a xlink:type="simple" xlink:href="#__RefHeading__2218_1858014789" text:style-name="Index_20_Link" text:visited-style-name="Index_20_Link">Usage<text:tab/>6</text:a></text:p>
          <text:p text:style-name="P69"><text:a xlink:type="simple" xlink:href="#__RefHeading__1032_802762092" text:style-name="Index_20_Link" text:visited-style-name="Index_20_Link">Types<text:tab/>6</text:a></text:p>
          <text:p text:style-name="P69"><text:a xlink:type="simple" xlink:href="#__RefHeading__302_2126996540" text:style-name="Index_20_Link" text:visited-style-name="Index_20_Link">Mappings<text:tab/>7</text:a></text:p>
          <text:p text:style-name="P70"><text:a xlink:type="simple" xlink:href="#__RefHeading__382_8774529" text:style-name="Index_20_Link" text:visited-style-name="Index_20_Link">Examples<text:tab/>7</text:a></text:p>
          <text:p text:style-name="P69"><text:a xlink:type="simple" xlink:href="#__RefHeading__904_1097497630" text:style-name="Index_20_Link" text:visited-style-name="Index_20_Link">Object Keys<text:tab/>8</text:a></text:p>
          <text:p text:style-name="P69"><text:a xlink:type="simple" xlink:href="#__RefHeading__1162_1701108264" text:style-name="Index_20_Link" text:visited-style-name="Index_20_Link">Persistent Object Lifetime<text:tab/>9</text:a></text:p>
          <text:p text:style-name="P69"><text:a xlink:type="simple" xlink:href="#__RefHeading__1314_1497198654" text:style-name="Index_20_Link" text:visited-style-name="Index_20_Link">(Custom) Value Types<text:tab/>10</text:a></text:p>
          <text:p text:style-name="P69"><text:a xlink:type="simple" xlink:href="#__RefHeading__1164_1701108264" text:style-name="Index_20_Link" text:visited-style-name="Index_20_Link">Top-Level Collections<text:tab/>11</text:a></text:p>
          <text:p text:style-name="P70"><text:a xlink:type="simple" xlink:href="#__RefHeading__1085_1615188222" text:style-name="Index_20_Link" text:visited-style-name="Index_20_Link">Appenders and Cursors<text:tab/>12</text:a></text:p>
          <text:p text:style-name="P70"><text:a xlink:type="simple" xlink:href="#__RefHeading__646_1440035121" text:style-name="Index_20_Link" text:visited-style-name="Index_20_Link">Using Collections<text:tab/>12</text:a></text:p>
          <text:p text:style-name="P70"><text:a xlink:type="simple" xlink:href="#__RefHeading__648_1440035121" text:style-name="Index_20_Link" text:visited-style-name="Index_20_Link">Raw Data Collections<text:tab/>13</text:a></text:p>
          <text:p text:style-name="P69"><text:a xlink:type="simple" xlink:href="#__RefHeading__898_1097497630" text:style-name="Index_20_Link" text:visited-style-name="Index_20_Link">Other Specialties<text:tab/>13</text:a></text:p>
          <text:p text:style-name="P70"><text:a xlink:type="simple" xlink:href="#__RefHeading__900_1097497630" text:style-name="Index_20_Link" text:visited-style-name="Index_20_Link">Attached Properties<text:tab/>13</text:a></text:p>
          <text:p text:style-name="P70"><text:a xlink:type="simple" xlink:href="#__RefHeading__902_1097497630" text:style-name="Index_20_Link" text:visited-style-name="Index_20_Link">Iterator Properties<text:tab/>13</text:a></text:p>
          <text:p text:style-name="P70"><text:a xlink:type="simple" xlink:href="#__RefHeading__1301_1320086213" text:style-name="Index_20_Link" text:visited-style-name="Index_20_Link">Replacement Mappings<text:tab/>15</text:a></text:p>
          <text:p text:style-name="P70"><text:a xlink:type="simple" xlink:href="#__RefHeading__1303_1320086213" text:style-name="Index_20_Link" text:visited-style-name="Index_20_Link">Inverse Mappings<text:tab/>16</text:a></text:p>
          <text:p text:style-name="P68"><text:a xlink:type="simple" xlink:href="#__RefHeading__1128_1038630016" text:style-name="Index_20_Link" text:visited-style-name="Index_20_Link">Tools<text:tab/>16</text:a></text:p>
          <text:p text:style-name="P70"><text:a xlink:type="simple" xlink:href="#__RefHeading__1191_231218818" text:style-name="Index_20_Link" text:visited-style-name="Index_20_Link">LMDB Tools<text:tab/>16</text:a></text:p>
          <text:p text:style-name="P70"><text:a xlink:type="simple" xlink:href="#__RefHeading__1193_231218818" text:style-name="Index_20_Link" text:visited-style-name="Index_20_Link">LO_dump<text:tab/>17</text:a></text:p>
        </text:index-body>
      </text:table-of-content>
      <text:h text:style-name="P97" text:outline-level="1"/>
      <text:h text:style-name="P99" text:outline-level="1"><text:bookmark-start text:name="__RefHeading__268_1569442006"/>Introduction<text:bookmark-end text:name="__RefHeading__268_1569442006"/></text:h>
      <text:p text:style-name="P3">LightningObjects is a <text:span text:style-name="T53">C++ </text:span>persistence solution directly based on a high performance key/value store implementation, namely, LMDB (<text:span text:style-name="T52">https://symas.com/products/lightning-memory-mapped-database</text:span>). LMDB, written in C, consists of roughly 10000 lines of code and shines, beyond an impressive feature set, with extremely good performance. In fact, the „L“ in LMDB <text:span text:style-name="T53">stands for </text:span>„Lightning“ which is <text:span text:style-name="T53">consequently </text:span>inherited into the name of <text:span text:style-name="T8">the</text:span> C++ library <text:span text:style-name="T8">in front of you</text:span>. This, of course, despite the fact that we have sacrificed some of LMDB's performance on the altar of object-oriented convenience. At the same time, however, we strove to keep the door open to <text:span text:style-name="T8">optimal</text:span> performance by offering special-purpose API <text:span text:style-name="T108">that uses all of LMDB's advanced features</text:span>. </text:p>
      <text:p text:style-name="P4">On top of LMDB, LO offers an extensive, easy to use, fully object-oriented layer that allows you to <text:span text:style-name="T11">seamlessly </text:span>integrate <text:span text:style-name="T36">solid transactional </text:span>persisten<text:span text:style-name="T10">t storage </text:span>into your C++ application <text:span text:style-name="T10">while still maintaining an extremely low footprint. While offering features like full inheritance/polymorphism and different storage strategies, LO always seeks to choose the execution path with the lowest overhead to ensure optimal performance.</text:span></text:p>
      <text:p text:style-name="P5">As an aside it should be mentioned that LO encapsulates the LMDB interface into an abstract Key/Value API which could also be implemented on top of any other Key/Value store.</text:p>
      <text:p text:style-name="P2">If you are looking for an extrem<text:span text:style-name="T9">e</text:span>ly light-weight, high-performance, rock-solid, embeddable and transactional C++ object store, your search may have reached its goal. Feel free to join us in making the best out of this library and using it to create other great software.</text:p>
      <text:p text:style-name="P1">Here's a short list of LO's features:</text:p>
      <text:list xml:id="list3575754025199132208" text:style-name="L1">
        <text:list-item>
          <text:p text:style-name="P71">fully object-oriented with support for inheritance and polymorphism</text:p>
        </text:list-item>
        <text:list-item>
          <text:p text:style-name="P72"><text:span text:style-name="T2">consist</text:span>s<text:span text:style-name="T2"> of approx. 3000 lines of code in header files and 1200 lines in CPP files (if this is a feature)</text:span></text:p>
        </text:list-item>
        <text:list-item>
          <text:p text:style-name="P73">fully template-based with minimal runtime overhead</text:p>
        </text:list-item>
        <text:list-item>
          <text:p text:style-name="P73">convenient standard and extensive special-purpose API</text:p>
        </text:list-item>
        <text:list-item>
          <text:p text:style-name="P74">flexible schema compatibility handling <text:span text:style-name="T11">(read/write compatibility with fallbacks)</text:span></text:p>
        </text:list-item>
        <text:list-item>
          <text:p text:style-name="P73">fully extensible.</text:p>
        </text:list-item>
      </text:list>
      <text:p text:style-name="P1">Also don't forget to read up on LMDB's feature s<text:span text:style-name="T36">et</text:span> which <text:span text:style-name="T36">is </text:span>inherited (in good object-oriented fashion) by LO.</text:p>
      <text:h text:style-name="P100" text:outline-level="2"><text:bookmark-start text:name="__RefHeading__270_1569442006"/>Code<text:bookmark-end text:name="__RefHeading__270_1569442006"/></text:h>
      <text:p text:style-name="P1">You're probably <text:span text:style-name="T99">thirsting</text:span> for code by now. Here's a scoop:</text:p>
      <text:p text:style-name="CodeSample"><text:soft-page-break/>START_MAPPING(Person, name, age)</text:p>
      <text:p text:style-name="P63"><text:s text:c="2"/>MAPPED_PROP(Person, ValuePropertyAssign, std::string, name)</text:p>
      <text:p text:style-name="CodeSample"><text:s text:c="2"/>MAPPED_PROP(Person, ValuePropertyAssign, unsigned, age)</text:p>
      <text:p text:style-name="CodeSample">END_MAPPING(Person)</text:p>
      <text:p text:style-name="Text_20_body">The snippet above makes the class Person known to LO <text:span text:style-name="T8">in the simplest manner</text:span>. This is done in terms of macros which are provided in LO's headers.</text:p>
      <text:p text:style-name="CodeSample">KeyValueStore *kv = lmdb::KeyValueStore::Factory{<text:span text:style-name="T53">0, </text:span>".", "test"};</text:p>
      <text:p text:style-name="CodeSample">kv-&gt;putSchema&lt;Person&gt;();</text:p>
      <text:p text:style-name="Text_20_body">This snippet creates a database in the current directory. The database file will have the name „test“. Then we declare the <text:span text:style-name="T8">schema, which only consists of the </text:span>Person class <text:span text:style-name="T8">for now. </text:span>This <text:span text:style-name="T8">is </text:span>done <text:span text:style-name="T8">immediately after opening the database</text:span>.</text:p>
      <text:p text:style-name="CodeSample">auto wtxn = kv-&gt;beginWrite();<text:line-break/>Person p(„George“, 22);</text:p>
      <text:p text:style-name="CodeSample">ObjectKey key = wtxn-&gt;putObject(p);</text:p>
      <text:p text:style-name="CodeSample">wtxn-&gt;commit();</text:p>
      <text:p text:style-name="Text_20_body">It had to come to this – a Person is saved in the LO store! We could have done a lot more between the begin and the end of the transaction, and all would have been treated in an ACID <text:span text:style-name="T8">(Atomic, Consistent, Isolated, Durable) </text:span>manner.</text:p>
      <text:h text:style-name="P98" text:outline-level="1"><text:bookmark-start text:name="__RefHeading__294_2126996540"/>Technicalities<text:bookmark-end text:name="__RefHeading__294_2126996540"/></text:h>
      <text:p text:style-name="P6">LMDB, upon which LO is <text:span text:style-name="T34">built</text:span>, is a key/value store with a rather simple API. Code-wise, LO consists of a template-based front end, which does all the object-relational mapping, and a backend which interfaces with LMDB. As <text:s/>a result, in principle, it s<text:span text:style-name="T34">h</text:span>ould be fairly easy to port LO over to another key/value store with a similar feature set.</text:p>
      <text:h text:style-name="P101" text:outline-level="2"><text:bookmark-start text:name="__RefHeading__2216_1858014789"/>Database File<text:bookmark-end text:name="__RefHeading__2216_1858014789"/></text:h>
      <text:p text:style-name="P50">LO is currently designed for single-process access with a dedicated single database file. It does not use a subdirectory nor create lock files. This is deviant from the default behavior of LMDB. Another default and unchangeable behavior of LMDB is carried over to LO, however: database growth. There is a lengthy blog article on the Symas LMDB website explaining LMDB's internal workings and the consequences with regard to database size, to which we refer herewith. </text:p>
      <text:p text:style-name="P51">Here are a few points about how LO handles database size on top of LMDB:</text:p>
      <text:list xml:id="list6403526601517477512" text:style-name="L2">
        <text:list-item>
          <text:p text:style-name="P75"><text:span text:style-name="T102">LO sets the database map size to a fairly low value, and increases it whenever needed. To achieve this, each transaction must declare its space requirements upon creation. This value defaults to the configuration option </text:span><text:span text:style-name="T67">minTransactionSpaceKB</text:span>, <text:span text:style-name="T102">which again defaults to 512. There is also a configuration option </text:span><text:span text:style-name="T67">increaseMapSizeKB</text:span> (default 512), <text:span text:style-name="T102">which determines the growth when the limit is reached.</text:span></text:p>
        </text:list-item>
        <text:list-item>
          <text:p text:style-name="P76"><text:soft-page-break/>LO truncates the database file when closed (KeyValueStore destructor), by setting the map size to the size of the effectively used pages.</text:p>
        </text:list-item>
        <text:list-item>
          <text:p text:style-name="P76">Since LMDB does not perform compaction, deleting data does not reduce database size (see explanation at Symas). This is a fact that also LO's above mentioned strategies cannot mend. The space freed through deletion <text:span text:style-name="T12">is</text:span> reused later on when needed, but apart fom that LMDB takes the approach “space you needed once you will probably need again. No point in releasing it, then” - which is reasonable, really.</text:p>
        </text:list-item>
      </text:list>
      <text:h text:style-name="P102" text:outline-level="2"><text:bookmark-start text:name="__RefHeading__296_2126996540"/><text:span text:style-name="T103">Internal </text:span>Databases<text:bookmark-end text:name="__RefHeading__296_2126996540"/></text:h>
      <text:p text:style-name="P8">LMDB allows to create several “logical” databases within the same physical file (called “environment” in LMDB speak). LO makes use of this by maintaining one <text:span text:style-name="T23">logical </text:span>database for metadata (the database “schema”) and another one for regular object data. </text:p>
      <text:h text:style-name="P108" text:outline-level="3"><text:bookmark-start text:name="__RefHeading__298_2126996540"/><text:span text:style-name="T23">Database </text:span>Schema<text:bookmark-end text:name="__RefHeading__298_2126996540"/></text:h>
      <text:p text:style-name="P8">When opening a database, the application has to declare its schema to LO using the <text:span text:style-name="T12">putSchema</text:span> function:</text:p>
      <text:p text:style-name="CodeSample">kv-&gt;putSchema&lt;Colored2DPoint,</text:p>
      <text:p text:style-name="CodeSample"><text:s text:c="4"/>ColoredPolygon,</text:p>
      <text:p text:style-name="CodeSample"><text:s text:c="4"/>player::SourceDisplayConfig,</text:p>
      <text:p text:style-name="CodeSample"><text:s text:c="4"/>player::SourceInfo,</text:p>
      <text:p text:style-name="CodeSample"><text:s text:c="4"/>SomethingWithALazyVector&gt;();</text:p>
      <text:p text:style-name="P8">Each class given to the <text:span text:style-name="T12">putSchema</text:span> call must be mapped <text:span text:style-name="T24">(more on mappings in the next chapter)</text:span>. <text:span text:style-name="T24">Several </text:span><text:span text:style-name="T12">putSchema</text:span> call<text:span text:style-name="T24">s</text:span> can be executed sequentially, and each call will compare the the mappings <text:span text:style-name="T23">with </text:span>schema <text:span text:style-name="T23">already </text:span>saved in the database, determine compatib<text:span text:style-name="T23">ility for existing mappings and save the new mappings</text:span>. <text:s/><text:span text:style-name="T23">There are 3 levels of compatibility:</text:span></text:p>
      <text:list xml:id="list5258212759877855551" text:style-name="L3">
        <text:list-item>
          <text:p text:style-name="P77"><text:span text:style-name="T24">write</text:span> compatible. Data can be read and written without loss of information</text:p>
        </text:list-item>
        <text:list-item>
          <text:p text:style-name="P77">read compatible. <text:s/>Data can be read, but writing may result in loss of information (e.g., there are data fields declared in the <text:span text:style-name="T34">saved </text:span>schema which do not exist in the application schema)</text:p>
        </text:list-item>
        <text:list-item>
          <text:p text:style-name="P77">incompatible. Data cannot be safely read or written</text:p>
        </text:list-item>
      </text:list>
      <text:p text:style-name="P7">The goal here is, <text:span text:style-name="T24">rather than following a strict versioning approach, </text:span>to allow 2-way (forward and backward) <text:span text:style-name="T24">as well as cross (accessing databases written by other applications) </text:span>database compatibility. <text:span text:style-name="T24">The compatibility status is recorded on a per-class basis and can be used by the </text:span>application <text:span text:style-name="T24">to determine the further course of action (e.g., write protect the whole database or certain parts of it, create a writable copy of the database, etc.)</text:span>.</text:p>
      <text:p text:style-name="P7">The schema database uses class names as keys.</text:p>
      <text:h text:style-name="P109" text:outline-level="3"><text:bookmark-start text:name="__RefHeading__300_2126996540"/>Object Data<text:bookmark-end text:name="__RefHeading__300_2126996540"/></text:h>
      <text:p text:style-name="P7">Object data is maintained in a separate database which uniformly uses composite binary keys of the following form:</text:p>
      <text:list xml:id="list2880384257854898081" text:style-name="L4">
        <text:list-item>
          <text:p text:style-name="P78"><text:soft-page-break/>ClassId. A 2-byte integer which identifies the class</text:p>
        </text:list-item>
        <text:list-item>
          <text:p text:style-name="P79">ObjectId. A 4-byte integer which identifies the object within the class</text:p>
        </text:list-item>
        <text:list-item>
          <text:p text:style-name="P79">PropertyId. A 2-byte integer which identifies individual object properties</text:p>
        </text:list-item>
      </text:list>
      <text:p text:style-name="P30">PropertyId <text:span text:style-name="T54">may be 0, as it is only used by certain storage strategies. In the following, the terms object member and object property are used interchangeably. In general, object data can be stored in 2 locations:</text:span></text:p>
      <text:list xml:id="list6401281626752995736" text:style-name="L5">
        <text:list-item>
          <text:p text:style-name="P82">a primary buffer, which exists once per object, and is saved under PropertyId 0</text:p>
        </text:list-item>
        <text:list-item>
          <text:p text:style-name="P82">secondary buffers, which may be allocated for individual properties, with PropertyId &gt; 0</text:p>
        </text:list-item>
      </text:list>
      <text:p text:style-name="P30">Each property <text:span text:style-name="T54">(member) </text:span>has a storage strategy (declared as part of the mappings) which determines how it is stored. In principle, there are 3 <text:span text:style-name="T24">property storage </text:span>categories:</text:p>
      <text:list xml:id="list6196190049333259439" text:style-name="L6">
        <text:list-item>
          <text:p text:style-name="P81">“shallow storage”. The property value is serialized directly into the primary buffer</text:p>
        </text:list-item>
        <text:list-item>
          <text:p text:style-name="P81">“shallow key”. The property value (usually an object of a mapped type) is saved under a separate object key, and the key is also <text:span text:style-name="T24">serialized </text:span>in<text:span text:style-name="T24">to</text:span> the primary buffer.</text:p>
        </text:list-item>
        <text:list-item>
          <text:p text:style-name="P80">“property key”. The property value is saved in a secondary buffer.</text:p>
        </text:list-item>
      </text:list>
      <text:p text:style-name="P29">The term “shallow” is sometimes substituted with “embedded”. It is both possible to have objects mapped shallow-only as well as property key-only.</text:p>
      <text:p text:style-name="P49">The choice of storage strategy also has implications for the schema compatibility. A schema with propertykey mappings is much more robus<text:span text:style-name="T56">t</text:span> against schema changes, whereas a schema with embedded mappings will become read only or incompatible if members are changed/removed which map into the shallow buffer (this may change in a later <text:span text:style-name="T55">software </text:span>version).</text:p>
      <text:h text:style-name="Heading_20_1" text:outline-level="1"><text:bookmark-start text:name="__RefHeading__2218_1858014789"/>Usage<text:bookmark-end text:name="__RefHeading__2218_1858014789"/></text:h>
      <text:h text:style-name="P103" text:outline-level="2"><text:bookmark-start text:name="__RefHeading__1032_802762092"/>Types<text:bookmark-end text:name="__RefHeading__1032_802762092"/></text:h>
      <text:p text:style-name="P37">LO distinguishes between three kinds of items that can be stored:</text:p>
      <text:list xml:id="list2761923053520336087" text:style-name="L7">
        <text:list-item>
          <text:p text:style-name="P83">Object types. Any C++ class or struct for which mappings existing. Object types can be arbitrarily complex, with inheritance and relationships (single-valued or multi-valued) to other mapped Object types.</text:p>
        </text:list-item>
        <text:list-item>
          <text:p text:style-name="P83">Value types. Any C++ type for which a <text:span text:style-name="T12">ValueTraits</text:span> template specialization exists. <text:span text:style-name="T12">ValueTraits</text:span> simply serialize the given item into a byte buffer, LO is not aware of any internal structuring. Serialization is done in a platform-independent format.</text:p>
        </text:list-item>
        <text:list-item>
          <text:p text:style-name="P83">Raw types (aka Data types). Any primitive C++ type for which a <text:span text:style-name="T12">TypeTraits</text:span> template specialization exists. Values are written as-is. There are <text:span text:style-name="T82">compile-time verification </text:span>macros in LO that restrict this to p<text:span text:style-name="T32">rimitive types that have fixed size across the ILP32, LLP64 and LP64 memory models. This covers floating point types and the integer types </text:span><text:span text:style-name="T15">short</text:span><text:span text:style-name="T33">, </text:span><text:span text:style-name="T15">int</text:span><text:span text:style-name="T33"> and </text:span><text:span text:style-name="T15">long long</text:span><text:span text:style-name="T33">.</text:span></text:p>
        </text:list-item>
      </text:list>
      <text:h text:style-name="P104" text:outline-level="2"><text:bookmark-start text:name="__RefHeading__302_2126996540"/><text:soft-page-break/>Mappings<text:bookmark-end text:name="__RefHeading__302_2126996540"/></text:h>
      <text:p text:style-name="P9">As already mentioned, the exact details about what (parts of) a class are to be made persistent and what storage strategy is to be applied need to be configured <text:span text:style-name="T43">in the so-called mappings</text:span>. This is done in a header file, normally using the LO-supplied macros. The following mapping features are available and will be explained <text:span text:style-name="T25">later on </text:span>in more detail:</text:p>
      <text:list xml:id="list3537971100077569613" text:style-name="L8">
        <text:list-item>
          <text:p text:style-name="P84">Inheritance (currently only single inheritance)</text:p>
        </text:list-item>
        <text:list-item>
          <text:p text:style-name="P86">Property mappings:</text:p>
          <text:list>
            <text:list-item>
              <text:p text:style-name="P85">Simple values. Values that are serialized into the primary buffer without further structuring. All C primitive datatypes, but also extensible to new types</text:p>
            </text:list-item>
            <text:list-item>
              <text:p text:style-name="P85">Mapped <text:span text:style-name="T25">objects</text:span>. References to other mapped objects. References can be by value or by shared_ptr.</text:p>
            </text:list-item>
            <text:list-item>
              <text:p text:style-name="P85">vectors or sets of simple values</text:p>
            </text:list-item>
            <text:list-item>
              <text:p text:style-name="P85">vectors of mapped <text:span text:style-name="T25">objects</text:span>. Again, references can by value or by shared_ptr</text:p>
            </text:list-item>
          </text:list>
        </text:list-item>
        <text:list-item>
          <text:p text:style-name="P86">Storage strategies:</text:p>
          <text:list>
            <text:list-item>
              <text:p text:style-name="P86">Embedded (shallow) storage.</text:p>
            </text:list-item>
            <text:list-item>
              <text:p text:style-name="P87">Embedded Key storage. Available <text:span text:style-name="T25">as an option for mapped object and vector of mapped objects.</text:span></text:p>
            </text:list-item>
            <text:list-item>
              <text:p text:style-name="P86">Property Key storage. Available as an option for vector of mapped objects. <text:span text:style-name="T26">Mandatory for attached properties (see later)</text:span></text:p>
            </text:list-item>
          </text:list>
        </text:list-item>
      </text:list>
      <text:p text:style-name="P11">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text:span text:style-name="T57">getter/setter </text:span>functions). <text:span text:style-name="T58">A</text:span>s of today, only direct access is implemented, which results in the requirement that all mapped properties be declared public.</text:p>
      <text:p text:style-name="P11">In order to simplify mapping code, predefined property access / property storage pairs have been provided. Please consult the reference for details, and see them in use in the mapping examples below.</text:p>
      <text:h text:style-name="P110" text:outline-level="3"><text:bookmark-start text:name="__RefHeading__382_8774529"/>Examples<text:bookmark-end text:name="__RefHeading__382_8774529"/></text:h>
      <text:p text:style-name="P10">The first snippet shows a class mapping without inheritance, with 2 simple-valued properties:</text:p>
      <text:p text:style-name="CodeSample">START_MAPPING(FixedSizeObject, number1, numer2)</text:p>
      <text:p text:style-name="P58"><text:s text:c="2"/>MAPPED_PROP(FixedSizeObject, ValuePropertyAssign, unsigned, number1)</text:p>
      <text:p text:style-name="P58"><text:s text:c="2"/>MAPPED_PROP(FixedSizeObject, ValuePropertyAssign, unsigned, number2)</text:p>
      <text:p text:style-name="CodeSample">END_MAPPING(FixedSizeObject)</text:p>
      <text:p text:style-name="Text_20_body">The next <text:span text:style-name="T27">snippet shows a class mapping with the following property mappings:</text:span></text:p>
      <text:list xml:id="list5132787299578488165" text:style-name="L9">
        <text:list-item>
          <text:p text:style-name="P88">property <text:span text:style-name="T12">displayConfig</text:span> holds a shared_ptr reference to an object of another mapped class, <text:soft-page-break/><text:span text:style-name="T12">SourceDisplayConfig.</text:span><text:span text:style-name="T28"> </text:span><text:span text:style-name="T29">It is mapped with the default strategy, namely, embedded key storage.</text:span></text:p>
        </text:list-item>
        <text:list-item>
          <text:p text:style-name="P88">property <text:span text:style-name="T13">userOverlays</text:span><text:span text:style-name="T27"> holds a vector of objects of a mapped class, namely, </text:span><text:span text:style-name="T13">Overlay</text:span><text:span text:style-name="T27">. It is mapped with the default strategy, namely, property key storage.</text:span></text:p>
        </text:list-item>
      </text:list>
      <text:p text:style-name="CodeSample">START_MAPPING(SourceInfo, displayConfig, userOverlays)</text:p>
      <text:p text:style-name="CodeSample"><text:s text:c="2"/>MAPPED_PROP(SourceInfo, <text:bookmark-start text:name="__DdeLink__1460_1585695200"/>ObjectPtrPropertyAssign<text:bookmark-end text:name="__DdeLink__1460_1585695200"/>, SourceDisplayConfig, displayConfig)</text:p>
      <text:p text:style-name="CodeSample"><text:s text:c="2"/>MAPPED_PROP(SourceInfo, ObjectPtrVectorPropertyAssign, Overlay, userOverlays)</text:p>
      <text:p text:style-name="CodeSample">END_MAPPING(flexis::player::SourceInfo)</text:p>
      <text:p text:style-name="P12">The <text:span text:style-name="T31">following snippet shows a class being declared as a subclass of another mapped class:</text:span></text:p>
      <text:p text:style-name="CodeSample">START_MAPPING_SUB(SomethingConcrete1, SomethingAbstract, description)</text:p>
      <text:p text:style-name="P59"><text:s text:c="2"/>MAPPED_PROP(SomethingConcrete1, ValuePropertyAssign, std::string, description)</text:p>
      <text:p text:style-name="CodeSample">END_MAPPING_SUB(SomethingConcrete1, SomethingAbstract)</text:p>
      <text:p text:style-name="P13">This final example shows the declaration of an abstract class:</text:p>
      <text:p text:style-name="CodeSample">START_MAPPING_A(SomethingAbstract, name)</text:p>
      <text:p text:style-name="P60"><text:s text:c="2"/>MAPPED_PROP(SomethingAbstract, ValuePropertyAssign, std::string, name)</text:p>
      <text:p text:style-name="CodeSample">END_MAPPING(SomethingAbstract)</text:p>
      <text:h text:style-name="P105" text:outline-level="2"><text:bookmark-start text:name="__RefHeading__904_1097497630"/>Object <text:span text:style-name="T49">Key</text:span>s<text:bookmark-end text:name="__RefHeading__904_1097497630"/></text:h>
      <text:p text:style-name="P24">An obviously important issue is the handling of identifiers for persistent objects. <text:s/>A<text:span text:style-name="T44">s</text:span>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text:span text:style-name="T45">The identifier is usually wrapped in an </text:span><text:span text:style-name="Source_20_Text"><text:span text:style-name="T45">ObjectKey</text:span></text:span><text:span text:style-name="T45">, which is returned </text:span>or take<text:span text:style-name="T45">n</text:span> as parameter <text:span text:style-name="T45">by many </text:span>API function<text:span text:style-name="T45">s</text:span>.</text:p>
      <text:p text:style-name="P23"><text:span text:style-name="T45">Since </text:span>maintaining Object<text:span text:style-name="T45">Key</text:span>s in the application can quickly become tedious, <text:span text:style-name="T35">LO offers an alternative path along which ObjectKeys are maintained automatically and transparently. For this purpose, we use a feature of the C++ standard shared_ptr class, which allows storing a “custom deleter” inside the shared_ptr. Many LO APIs create such pointers or take them as argument. For this to work, all shared_ptrs that are newly created by the application and passed to the LO API must be created through either the </text:span><text:span text:style-name="T16">make_ptr</text:span><text:span text:style-name="T35"> or the </text:span><text:span text:style-name="T16">make_obj</text:span><text:span text:style-name="T35"> function. These functions do not create an ObjectKey, but prepare the shared_ptr for receiving one later on – which would not be possible otherwise. All declarations and definitions pertaining to this mechanism are located in the </text:span><text:span text:style-name="Source_20_Text"><text:span text:style-name="T35">kvkey.h</text:span></text:span><text:span text:style-name="T35"> header. Since there are no link-time dependencies, it is possible (although not encouraged) to include this header in parts of your application that do not otherwise depend on LO persistence.</text:span></text:p>
      <text:p text:style-name="Text_20_body"><text:span text:style-name="T59">Another option for maintaining object keys is offered by means of the OBJECT_ID mapping. This mapping defines a class member which is used by LO to store and retrieve the ObjectId. Since no ClassId is stored, this mapping is only applicable for non-polymorphic use cases. An OBJECT_ID mapping is required by the </text:span><text:span text:style-name="T62">ObjectPropertyStorage</text:span><text:span text:style-name="T61"> </text:span><text:span text:style-name="T59">storage strategy, which represents a value-</text:span><text:soft-page-break/><text:span text:style-name="T59">based single-object relationship. Other API may be introduced at a later time.</text:span></text:p>
      <text:h text:style-name="P106" text:outline-level="2"><text:bookmark-start text:name="__RefHeading__1162_1701108264"/>Persistent Object Lif<text:span text:style-name="T48">e</text:span>time<text:bookmark-end text:name="__RefHeading__1162_1701108264"/></text:h>
      <text:p text:style-name="Text_20_body"><text:span text:style-name="T60">Generally speaking, persistent object lifetime starts with a </text:span><text:span text:style-name="Source_20_Text"><text:span text:style-name="T18">put</text:span></text:span><text:span text:style-name="T60"> or </text:span><text:span text:style-name="Source_20_Text"><text:span text:style-name="T18">save</text:span></text:span><text:span text:style-name="T60"> statement on any mapped object, and ends when it is explicitly deleted. This is always true for objects that are saved under an individual top-level key. For objects participating in relationships, lifetime may also be tied <text:s/>to the “enclosing” object. For example, if an object is part of a relationship which is mapped as </text:span><text:span text:style-name="T6">ObjectVectorPropertyStorage</text:span>, <text:span text:style-name="T72">which stores value-based object vectors, the object is serialized into the secondary buffer of the given member, which is saved under a PropertyId. Thus, if this member is altered, the new contents always overwrite the old, and there are no remains of removed objects.</text:span></text:p>
      <text:p text:style-name="P31"><text:span text:style-name="T73">However, there are relationship storages that save referenced objects under top-level keys and only store the keys themselves as part of the relationship. For these cases, there exists a “garbage-collecting” facility for unreferenced objects, which will be presented in the following, along with </text:span>subtle implications one should be aware of.</text:p>
      <text:p text:style-name="P31"><text:span text:style-name="T42">The garbage-collecting (also called “reference counting”) facility comes into play </text:span>when objects are placed inside other objects by means of single-valued or multi-valued “<text:span text:style-name="T73">pointered” </text:span>relationships. <text:span text:style-name="T73">This opens the avenue for cases where the same object is placed in multiple relationships and may also exist as a top-level object that was directly saved by the application.</text:span> <text:span text:style-name="T73">For that reason, a simple “delete when removed from relationship” scheme does not work. Instead, lifetime management can be enabled by calling the </text:span><text:span text:style-name="Source_20_Text"><text:span text:style-name="T63">setRefCounting</text:span></text:span><text:span text:style-name="T40"> function for the corresponding class. This will cause a separate key/value entry to be maintained for each object, which holds the reference count. In-memory, the reference count is maintained by the ObjectKey. When such an object is explicitly saved, the reference count is set to 1 (this can be suppressed if desired). Also, whenever such an object is placed into a shared_ptr relationship, its reference count is incremented. Equally, the reference count is decremented when the object is removed from a relationship. When the reference count falls to 0 while saving the relationship, the object is automatically deleted. A top-level </text:span><text:span text:style-name="Source_20_Text"><text:span text:style-name="T64">deleteObject</text:span></text:span><text:span text:style-name="T41"> call will fail with an exception if the reference count is &gt; 1. </text:span></text:p>
      <text:p text:style-name="P32">Another feature that complements reference counting is object caching, which can also be enabled on a per-class basis. If caching is on, any reference to an object with a given ObjectKey will go through the object cache in order to ensure that the exact same object is only instantiated in memory once.</text:p>
      <text:p text:style-name="P25"><text:span text:style-name="T74">It should be clear at this point that these advanced lifetime-management features only make sense in the context of </text:span><text:span text:style-name="T65">shared_ptr</text:span><text:span text:style-name="T74"> based object access (top-level or through relationships)</text:span>. <text:span text:style-name="T74">Any storage strategy that serializes objects into a secondary buffer will bypass these features.</text:span></text:p>
      <text:p text:style-name="P26">Here's a code sequence demonstrating some of the above:</text:p>
      <text:p text:style-name="CodeSample"><text:soft-page-break/>kv-&gt;setRefCounting&lt;IFlexisOverlay&gt;(); //normally done at DB startup. Also configures <text:tab/><text:tab/><text:tab/><text:tab/><text:tab/><text:tab/><text:tab/> <text:s text:c="3"/>//subclasses RectangularOverlay and TimecodeOverlay</text:p>
      <text:p text:style-name="CodeSample"/>
      <text:p text:style-name="CodeSample">player::SourceInfo si;</text:p>
      <text:p text:style-name="CodeSample">RectangularOverlayPtr ro = kv::make_obj&lt;RectangularOverlay&gt;();</text:p>
      <text:p text:style-name="CodeSample">TimeCodeOverlayPtr <text:s/>to = kv::make_obj&lt;TimeCodeOverlay&gt;();</text:p>
      <text:p text:style-name="CodeSample">si.userOverlays.push_back(to); //add to relationship</text:p>
      <text:p text:style-name="CodeSample">si.userOverlays.push_back(ro); //add to relationship</text:p>
      <text:p text:style-name="CodeSample"/>
      <text:p text:style-name="CodeSample">auto txn = kv-&gt;beginWrite();</text:p>
      <text:p text:style-name="CodeSample">txn-&gt;saveObject(ro); <text:s text:c="7"/>//explicit save: refcount == 1</text:p>
      <text:p text:style-name="CodeSample">txn-&gt;saveObject(to, false); //explicit save: refcount suppressed</text:p>
      <text:p text:style-name="CodeSample">txn-&gt;saveObject(si, siKey); //implicit save: ro's refcount becomes 2, to's becomes 1</text:p>
      <text:p text:style-name="CodeSample">txn-&gt;commit();</text:p>
      <text:p text:style-name="P26"><text:span text:style-name="T47">T</text:span>he above example <text:span text:style-name="T46">is for demonstration only. Otherwise</text:span>, <text:span text:style-name="T46">the last </text:span><text:span text:style-name="Source_20_Text"><text:span text:style-name="T46">saveObject</text:span></text:span><text:span text:style-name="T46"> would have sufficed, the code shown sends </text:span><text:span text:style-name="Source_20_Text"><text:span text:style-name="T46">ro</text:span></text:span><text:span text:style-name="T46"> and </text:span><text:span text:style-name="Source_20_Text"><text:span text:style-name="T46">to</text:span></text:span><text:span text:style-name="T46"> to the datastore twice.</text:span></text:p>
      <text:h text:style-name="P107" text:outline-level="2"><text:bookmark-start text:name="__RefHeading__1314_1497198654"/>(Custom) Value Types<text:bookmark-end text:name="__RefHeading__1314_1497198654"/></text:h>
      <text:p text:style-name="P54">As mentioned previously, Value Types are types that are treated as opaque by LO. Value Types can be assigned to mapped object properties or saved in top-level collections (see next topic). Value Types can however not be stored as top-level, first-class objects.</text:p>
      <text:p text:style-name="P54">There are predefined Value Types corresponding to the built-in language types (int, long, double, etc.) and to C string (const char *) and C++ string, but it is also possible to define new custom value types. To do this, one must follow these steps:</text:p>
      <text:list xml:id="list3529627715850534603" text:style-name="L10">
        <text:list-item>
          <text:p text:style-name="P89">provide a KV_TYPEDEF for the value type</text:p>
        </text:list-item>
        <text:list-item>
          <text:p text:style-name="P89">define a ValueTraits template specialization</text:p>
        </text:list-item>
        <text:list-item>
          <text:p text:style-name="P89">call the <text:span text:style-name="T67">store.putTypes()</text:span> function for the given types</text:p>
        </text:list-item>
      </text:list>
      <text:p text:style-name="P54">Step 3 is optional, as it only pertains to schema validation. If you omit it, the type will have an Id of 0 and LO will not be able to detect schema conflicts involving fields of that type.</text:p>
      <text:p text:style-name="P54">Here's a very simple example struct we want to introduce as a Value Type </text:p>
      <text:p text:style-name="CodeSample">struct ValueTest10 {</text:p>
      <text:p text:style-name="CodeSample"><text:s text:c="2"/>double number;</text:p>
      <text:p text:style-name="CodeSample">};</text:p>
      <text:p text:style-name="P54">And here's the Value Type definition:</text:p>
      <text:p text:style-name="CodeSample"><text:soft-page-break/>KV_TYPEDEF(lightningobjects::valuetest::ValueTest10, 0, false)</text:p>
      <text:p text:style-name="CodeSample">template &lt;&gt;</text:p>
      <text:p text:style-name="CodeSample">struct ValueTraits&lt;lightningobjects::valuetest::ValueTest10&gt; : public ValueTraitsBase&lt;true&gt;</text:p>
      <text:p text:style-name="CodeSample">{</text:p>
      <text:p text:style-name="CodeSample"><text:s text:c="2"/>RAWDATA_API_ASSERT(<text:span text:style-name="T109">double</text:span>)</text:p>
      <text:p text:style-name="CodeSample"><text:s text:c="2"/>static size_t size(ReadBuf &amp;buf) {</text:p>
      <text:p text:style-name="CodeSample"><text:s text:c="4"/>return TypeTraits&lt;<text:span text:style-name="T110">double</text:span>&gt;::byteSize;</text:p>
      <text:p text:style-name="CodeSample"><text:s text:c="2"/>}</text:p>
      <text:p text:style-name="CodeSample"><text:s text:c="2"/>static size_t size(const lightningobjects::valuetest::ValueTest10 &amp;val) {</text:p>
      <text:p text:style-name="P66"><text:s text:c="4"/>return TypeTraits&lt;<text:span text:style-name="T110">double</text:span>&gt;::byteSize;</text:p>
      <text:p text:style-name="CodeSample"><text:s text:c="2"/>}</text:p>
      <text:p text:style-name="CodeSample"><text:s text:c="2"/>static void getBytes(ReadBuf &amp;buf, lightningobjects::valuetest::ValueTest10 &amp;val) {</text:p>
      <text:p text:style-name="P66"><text:s text:c="4"/>val.number = buf.readRaw&lt;<text:span text:style-name="T110">double</text:span>&gt;();</text:p>
      <text:p text:style-name="CodeSample"><text:s text:c="2"/>}</text:p>
      <text:p text:style-name="CodeSample"><text:s text:c="2"/>static void putBytes(WriteBuf &amp;buf, lightningobjects::valuetest::ValueTest10 &amp;val) {</text:p>
      <text:p text:style-name="CodeSample"><text:s text:c="4"/>buf.appendRaw(val.number);</text:p>
      <text:p text:style-name="CodeSample"><text:s text:c="2"/>}</text:p>
      <text:p text:style-name="CodeSample">};</text:p>
      <text:p text:style-name="P96">Note the <text:span text:style-name="T70">KV_TYPEDEF</text:span> macro which takes 3 parameters, namely the (fully qualified) class name, a type Id and a flag telling whether this is a collection (e.g., vector, set) type. A type with a 0 type Id can be registered and assigned a type Id by using the following call:</text:p>
      <text:p text:style-name="CodeSample">kv-&gt;putTypes&lt;ValueTest, ValueTest<text:span text:style-name="T112">10</text:span>&gt;();</text:p>
      <text:p text:style-name="P54"><text:span text:style-name="T112">Also n</text:span>ote the usage of the <text:span text:style-name="T70">RAWDATA_API_ASSERT</text:span> macro. This macro expands to a static assertion that makes sure that the types we use with the <text:span text:style-name="T70">readRaw/appendRaw</text:span> functions are of the same byte size on all platforms. The code above will not compile on a platform where the <text:span text:style-name="T70">double</text:span> data type has a byte size other than <text:span text:style-name="T109">8 (which is unlikely, fortunately). The use of this macro is optional, of course, as is the use of the “raw” buffer API altogether. You can achieve the same using the non-raw buffer API (e.g., </text:span><text:span text:style-name="T71">appendInteger</text:span><text:span text:style-name="T109">) which treats values in a completely platform-independent way, at the cost of a slight computing overhead.</text:span></text:p>
      <text:h text:style-name="Heading_20_2" text:outline-level="2"><text:bookmark-start text:name="__RefHeading__1164_1701108264"/><text:span text:style-name="T83">Top-Level </text:span>Collections<text:bookmark-end text:name="__RefHeading__1164_1701108264"/></text:h>
      <text:p text:style-name="P48">One special feature that to some degree goes beyond object mapping is that of <text:span text:style-name="T86">top-level </text:span><text:span text:style-name="T12">collections</text:span>. <text:span text:style-name="T32">In LO speak, a collection is an unlimited-size, sequential structure that is stored under a top-level key (</text:span><text:span text:style-name="T14">StorageKey</text:span><text:span text:style-name="T32">) with a predefined ClassId and a unique ObjectId (called CollectionId in this context). A collection is saved as an unlimited number of </text:span><text:span text:style-name="T14">chunks</text:span><text:span text:style-name="T32">, with each chunk being assigned an individual PropertyId (aka ChunkId). Thus, unlimited-size containers can be realized with a limited memory footprint by only holding the currently accessed chunk in memory.</text:span></text:p>
      <text:p text:style-name="P52">Collections are currently limited to a <text:span text:style-name="T12">write-once - read many – delete </text:span><text:span text:style-name="T21">all</text:span><text:span text:style-name="T105"> </text:span>usage scenario. This makes them a good basis for collecting (e.g., scientific) data in a streaming manner and later an<text:span text:style-name="T101">a</text:span>lyzing it. <text:span text:style-name="T100">They are highly optimized for optimal performance, adding very little overhead to LMDB, which claims to be the fastest database in the market for read operations, and among the fastest for writes.</text:span></text:p>
      <text:p text:style-name="P53">Together with the <text:span text:style-name="T12">Iterator </text:span><text:span text:style-name="T22">Property</text:span><text:span text:style-name="T106"> </text:span>feature described <text:span text:style-name="T106">further </text:span>below they can be an ideal candidate for <text:span text:style-name="T107">things like </text:span>collecting and analyzing time series data.</text:p>
      <text:p text:style-name="P14">Collection definitions exist for the following types of values <text:span text:style-name="T82">(as described in the </text:span><text:span text:style-name="T82"><text:bookmark-ref text:reference-format="text" text:ref-name="__RefHeading__1032_802762092">Types</text:bookmark-ref></text:span><text:span text:style-name="T82"> section above)</text:span>:</text:p>
      <text:list xml:id="list2701570112561688918" text:style-name="L11">
        <text:list-item>
          <text:p text:style-name="P91"><text:soft-page-break/><text:span text:style-name="T82">M</text:span>apped objects. Objects are serialized into the chunk buffer. Only shallow storage is supported, i.e. object properties with embedded key or property key storage are ignored.</text:p>
        </text:list-item>
        <text:list-item>
          <text:p text:style-name="P92"><text:span text:style-name="T82">V</text:span>alue <text:span text:style-name="T86">objects</text:span></text:p>
        </text:list-item>
        <text:list-item>
          <text:p text:style-name="P91">Raw values</text:p>
        </text:list-item>
      </text:list>
      <text:h text:style-name="Heading_20_3" text:outline-level="3"><text:bookmark-start text:name="__RefHeading__1085_1615188222"/>Appenders and Cursors<text:bookmark-end text:name="__RefHeading__1085_1615188222"/></text:h>
      <text:p text:style-name="P39"><text:span text:style-name="T88">Appenders and Cursors allow sequential reading and writing of top-level collections while maintaining a fixed chunk size. </text:span>One special aspect of top-level collections <text:span text:style-name="T88">in this context </text:span>is the fact that they use <text:span text:style-name="T90">store-owned </text:span>memory for chunk data. This means that when creating a chunk, LO requests a writable data area from the storage engine, which, in case of LMDB, will point directly into the LMDB-owned memory map. <text:span text:style-name="T88">When using an appender, t</text:span>his data area is filled until a new <text:span text:style-name="T84">chunk </text:span>area is requested. <text:span text:style-name="T85">This avoids</text:span> malloc'ing <text:span text:style-name="T87">and </text:span>copying of data between LO and LMDB, which increases efficiency. <text:span text:style-name="T88">The same goes for reading through a cursor.</text:span></text:p>
      <text:p text:style-name="P39">One <text:span text:style-name="T90">side effect</text:span> of this approach is the fact that while the collection is being <text:span text:style-name="T91">accessed</text:span>, no other write accesses are allowed, <text:span text:style-name="T87">as</text:span> they would invalidate the reserved memory area <text:span text:style-name="T85">(this is a LMDB restriction)</text:span>. Therefore, top-level collection <text:span text:style-name="T89">appenders/cursors</text:span> should only be used when it can be guaranteed that no write access takes place in parallel.</text:p>
      <text:p text:style-name="P40">Beyond that, chunk memory, as any database-owned memory, is only valid until the end of the transaction.</text:p>
      <text:p text:style-name="P38">A collection appender must be closed after use. Otherwise, the last chunk <text:span text:style-name="T90">may</text:span> not be written.</text:p>
      <text:h text:style-name="Heading_20_3" text:outline-level="3"><text:bookmark-start text:name="__RefHeading__646_1440035121"/>Using Collections<text:bookmark-end text:name="__RefHeading__646_1440035121"/></text:h>
      <text:p text:style-name="P16">A collection is initially created with a put statement:</text:p>
      <text:p text:style-name="CodeSample">vect.push_back(PersonPtr(new Person("Rudi")));</text:p>
      <text:p text:style-name="CodeSample">vect.push_back(PersonPtr(new Person("Sabine")));</text:p>
      <text:p text:style-name="CodeSample">collectionId = wtxn-&gt;putCollection(vect);</text:p>
      <text:p text:style-name="P16">The lines above create an object collection with one chunk containing 2 <text:span text:style-name="T12">Person</text:span> objects (which is untypical, considering the collection API is designed for large datasets).</text:p>
      <text:p text:style-name="P16">The collection can be extended using append statements:</text:p>
      <text:p text:style-name="CodeSample">vect.push_back(PersonPtr(new Person("George")));</text:p>
      <text:p text:style-name="CodeSample">vect.push_back(PersonPtr(new Person("Harry")));</text:p>
      <text:p text:style-name="CodeSample">wtxn-&gt;appendCollection(collectionId, vect);</text:p>
      <text:p text:style-name="P16">This will create another chunk for the collection identified by <text:span text:style-name="T12">collectionId</text:span>.</text:p>
      <text:p text:style-name="P16">Another way to <text:span text:style-name="T83">create or </text:span>extend a chunked collection is by using an appender:</text:p>
      <text:p text:style-name="CodeSample"><text:soft-page-break/>auto appender = wtxn-&gt;appendCollection&lt;Person&gt;(collectionId, 1024*1024);</text:p>
      <text:p text:style-name="CodeSample">for(int i=0; i&lt;10; i++) {</text:p>
      <text:p text:style-name="CodeSample"><text:s text:c="2"/>stringstream ss;</text:p>
      <text:p text:style-name="CodeSample"><text:s text:c="2"/>ss &lt;&lt; "Test_" &lt;&lt; i;</text:p>
      <text:p text:style-name="CodeSample"><text:s text:c="2"/>appender-&gt;put(PersonPtr(new Person(ss.str())));</text:p>
      <text:p text:style-name="CodeSample">}</text:p>
      <text:p text:style-name="P15">One special feature of an appender is the second parameter supplied when creating it (1024*1024 in the example above), which determines the chunk size. <text:span text:style-name="T75">Thus, when going through an appender, the chunk size is fixed. When using the direct API, each call creates a chunk.</text:span></text:p>
      <text:p text:style-name="P17">Similar API exist for reading, <text:span text:style-name="T76">and for </text:span><text:span text:style-name="T69">ValueCollections</text:span>.</text:p>
      <text:h text:style-name="Heading_20_3" text:outline-level="3"><text:bookmark-start text:name="__RefHeading__648_1440035121"/>Raw Data Collections<text:bookmark-end text:name="__RefHeading__648_1440035121"/></text:h>
      <text:p text:style-name="P17">Raw data collections deserve special mentioning because they offer the capability of true zero-copy persistent data access. Already, when writing to a collection, memory overhead is minimized by preallocating memory from the database, which is directly mapped to disk by LMDB. With raw data collections, it is even possible to request preallocated chunk space from LO and put data into it from within the application, thus again removing a level of copying. Finally, copying during write can be completely avoided by using the LMDB WRITE_MAP (advanced <text:span text:style-name="T76">+ dangerous</text:span>) configuration option.</text:p>
      <text:p text:style-name="P18">The snippet below shows a data chunk being allocated and written:</text:p>
      <text:p text:style-name="CodeSample">const double *vp = nullptr;</text:p>
      <text:p text:style-name="CodeSample">collectionId = wtxn-&gt;putDataCollection(&amp;vp, 1000);</text:p>
      <text:p text:style-name="CodeSample">for (unsigned i = 0; i &lt; 1000; i++)</text:p>
      <text:p text:style-name="CodeSample"><text:s text:c="2"/>vect[i] = 1.44 * i;</text:p>
      <text:p text:style-name="P17">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write-protected by the OS, such that every attempt to alter data directly will result in a segmentation violation. Also, the pointer is only valid until the end of the transaction.</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20">Attached properties are a means to extend the persistent storage of a given class without changing the class itself. <text:span text:style-name="T77">Currently, attached properties can only be </text:span><text:span text:style-name="T66">shared_ptr</text:span><text:span text:style-name="T77"> object collections. In the example below, <text:s/>ATTACHED_COLLECTION_ID is an application-defined Id that is used to indentify the attached property.</text:span></text:p>
      <text:p text:style-name="CodeSample"><text:soft-page-break/>MasterObjectPtr mo = kv::make_obj&lt;MasterObject&gt;("Johnny");</text:p>
      <text:p text:style-name="CodeSample">vector&lt;shared_ptr&lt;ClientObject&gt;&gt; attached;</text:p>
      <text:p text:style-name="CodeSample">for(int i=0; i&lt;10; i++)</text:p>
      <text:p text:style-name="CodeSample"><text:s text:c="2"/>attached.push_back(kv::make_obj&lt;ClientObject&gt;(2 * i, 3 * i));</text:p>
      <text:p text:style-name="CodeSample"/>
      <text:p text:style-name="CodeSample">auto tr = kv-&gt;beginWrite();</text:p>
      <text:p text:style-name="CodeSample">ObjectId moId = tr-&gt;saveObject(mo);</text:p>
      <text:p text:style-name="CodeSample">tr-&gt;putCollection(mo, ATTACHED_COLLECTION_ID, attached);</text:p>
      <text:p text:style-name="CodeSample">tr-&gt;commit();</text:p>
      <text:h text:style-name="Heading_20_3" text:outline-level="3"><text:bookmark-start text:name="__RefHeading__902_1097497630"/>Iterator Properties<text:bookmark-end text:name="__RefHeading__902_1097497630"/></text:h>
      <text:p text:style-name="P19">Iterator properties are a means to transparently embed persistent functionality into application <text:span text:style-name="T104">model</text:span> <text:span text:style-name="T104">classes </text:span>without making the application model aware of <text:span text:style-name="T104">LO</text:span>'s presence. <text:span text:style-name="T37">By application model we mean the classes that model the application problem domain, which are normally not concerned with persistence aspects. Sometimes, however it is impractical to delegate all persistence-related code to one central location. </text:span></text:p>
      <text:p text:style-name="P22">As an example, you may want an application model class to iterate over a persistent collection – which is <text:span text:style-name="T78">normally </text:span>only possible using <text:span text:style-name="T78">the </text:span>LO API. <text:span text:style-name="T78">However, the place where this iterating should take place is completely agnostic of LO. </text:span>To <text:span text:style-name="T78">resolve </text:span>this, <text:span text:style-name="T79">without breaking the architecture of your application, </text:span>the application would declare a <text:span text:style-name="T78">C++ </text:span>interface, like:</text:p>
      <text:p text:style-name="CodeSample">template &lt;class T&gt; class ObjectHistory {</text:p>
      <text:p text:style-name="CodeSample">public:</text:p>
      <text:p text:style-name="CodeSample"><text:s text:c="2"/>virtual size_t size() = 0;</text:p>
      <text:p text:style-name="CodeSample"><text:s text:c="2"/>virtual shared_ptr&lt;T&gt; getHistoryValue(uint64_t bufferPos) = 0;</text:p>
      <text:p text:style-name="CodeSample"><text:s text:c="2"/>virtual void addHistoryValue(shared_ptr&lt;T&gt; val) = 0;</text:p>
      <text:p text:style-name="CodeSample">};</text:p>
      <text:p text:style-name="P35">Then, you would define an LO-aware implementation class <text:span text:style-name="T79">as part of the mapping code </text:span>which inherits from <text:span text:style-name="T39">both the application <text:s/>interface and the LO-provided class</text:span><text:span text:style-name="T5"> </text:span><text:span text:style-name="T7">Iter</text:span><text:span text:style-name="T4">PropertyBackend</text:span><text:span text:style-name="T5">.</text:span> Note how this class uses <text:span text:style-name="T68">ObjectCollectionAppender</text:span><text:span text:style-name="T79"> and </text:span><text:span text:style-name="T68">ObjectCollectionCursor</text:span><text:span text:style-name="T79"> for iterating over a top-level object collection. Note also that this implementation is part of your application code, and apart from implementing the </text:span><text:span text:style-name="T7">Iter</text:span><text:span text:style-name="T4">PropertyBackend </text:span>interface <text:span text:style-name="T79">you have complete freedom to use whatever means LO offers. For example, the iterator could be based on a value collection or a raw data collection just as well. One thing to keep in mind is that </text:span><text:span text:style-name="T68">IterPropertyBackend</text:span><text:span text:style-name="T79"> maintains an ObjectId as a persistent handle which is saved into the enclosing object. This ObjectId must be set by the subclass, as can be seen in the line commented with “//-&gt;” below.</text:span></text:p>
      <text:p text:style-name="P36">Note that the predefine LO macros assume that the interface takes one template parameter.</text:p>
      <text:p text:style-name="CodeSample"><text:soft-page-break/>template&lt;typename T&gt;</text:p>
      <text:p text:style-name="CodeSample">struct ObjectHistory : public flexis::Overlays::ObjectHistory&lt;T&gt;, public IterPropertyBackend</text:p>
      <text:p text:style-name="CodeSample">{</text:p>
      <text:p text:style-name="CodeSample"><text:s text:c="2"/>typename WriteTransaction::ObjectCollectionAppender&lt;T&gt;::Ptr appender;</text:p>
      <text:p text:style-name="P61"><text:s text:c="2"/>typename ObjectCollectionCursor&lt;T&gt;::Ptr loader;<text:line-break/></text:p>
      <text:p text:style-name="CodeSample"><text:s text:c="2"/>size_t size() override {</text:p>
      <text:p text:style-name="CodeSample"><text:s text:c="4"/>return loader-&gt;count();</text:p>
      <text:p text:style-name="CodeSample"><text:s text:c="2"/>}<text:line-break/> <text:s/>void init(WriteTransaction *tr, StoreId storeId, <text:line-break/> <text:s text:c="11"/>ClassId classId, ObjectId objectId, const PropertyAccessBase *pa) override</text:p>
      <text:p text:style-name="P65"><text:s text:c="2"/>{<text:line-break/><text:tab/>//-<text:span text:style-name="T104">&gt; if m_collectionId == 0, it will be set by the appender when data arrives<text:line-break/></text:span> <text:s text:c="3"/>appender = tr-&gt;appendCollection&lt;T&gt;(m_collectionId);</text:p>
      <text:p text:style-name="CodeSample"><text:s text:c="2"/>}</text:p>
      <text:p text:style-name="CodeSample"><text:s text:c="2"/>void load(Transaction *tr, StoreId storeId, ClassId classId, ObjectId objectId, <text:line-break/> <text:s text:c="11"/>const PropertyAccessBase *pa) override</text:p>
      <text:p text:style-name="CodeSample"><text:s text:c="2"/>{</text:p>
      <text:p text:style-name="CodeSample"><text:s text:c="4"/>loader = tr-&gt;openCursor&lt;T&gt;(m_collectionId);</text:p>
      <text:p text:style-name="CodeSample"><text:s text:c="2"/>}</text:p>
      <text:p text:style-name="CodeSample"><text:s text:c="2"/>void addHistoryValue(shared_ptr&lt;T&gt; val) override {</text:p>
      <text:p text:style-name="CodeSample"><text:s text:c="4"/>appender-&gt;put(val);</text:p>
      <text:p text:style-name="CodeSample"><text:s text:c="2"/>}</text:p>
      <text:p text:style-name="CodeSample"><text:s text:c="2"/>shared_ptr&lt;T&gt; getHistoryValue(uint64_t bufferPos) override {</text:p>
      <text:p text:style-name="CodeSample"><text:s text:c="2"/>}</text:p>
      <text:p text:style-name="CodeSample">};</text:p>
      <text:p text:style-name="P21">The class that holds the <text:span text:style-name="T39">LO</text:span>-enabled property might look like this <text:span text:style-name="T79">(note that there is no LO-dependency)</text:span>:</text:p>
      <text:p text:style-name="CodeSample">struct SomethingWithAnObjectIter</text:p>
      <text:p text:style-name="CodeSample">{</text:p>
      <text:p text:style-name="CodeSample"><text:s text:c="2"/>std::string name;</text:p>
      <text:p text:style-name="CodeSample"><text:s text:c="2"/>shared_ptr&lt;ObjectHistory&lt;CollectionElement&gt;&gt; history;</text:p>
      <text:p text:style-name="CodeSample">};</text:p>
      <text:p text:style-name="P33">Finally, to wrap everything together you would declare the mapping like so:</text:p>
      <text:p text:style-name="CodeSample">START_MAPPING(SomethingWithAnObjectIter, history)</text:p>
      <text:p text:style-name="CodeSample"><text:s text:c="2"/>MAPPED_PROP_ITER(SomethingWithAnObjectIter, CollectionIterPropertyAssign, CollectionElement,<text:line-break/> <text:s text:c="4"/>ObjectHistoryImpl, ObjectHistory, history)</text:p>
      <text:p text:style-name="CodeSample">END_MAPPING(SomethingWithAnObjectIter)</text:p>
      <text:p text:style-name="P34"><text:span text:style-name="T38">This will cause LO to replace the contents of the </text:span><text:span text:style-name="T17">history</text:span><text:span text:style-name="T38"> property with a ready-initialized </text:span><text:span text:style-name="T17">ObjectHistory</text:span><text:span text:style-name="T19">Impl</text:span><text:span text:style-name="T38"> object. This object receives the ObjectId of the collection and has access to the full</text:span> <text:span text:style-name="T38">LO API. The interesting thing is that </text:span><text:span text:style-name="T17">ObjectHistory</text:span><text:span text:style-name="T19">Impl </text:span><text:span text:style-name="T30">is part of the mapping code and can be kept separate from the application code proper, keeping </text:span><text:span text:style-name="T38">the application clean without references to the underlying persistence mechanism. Some sample application code might look like this:</text:span></text:p>
      <text:p text:style-name="CodeSample"><text:soft-page-break/>ObjectKey key;</text:p>
      <text:p text:style-name="CodeSample">{</text:p>
      <text:p text:style-name="CodeSample"><text:s text:c="2"/>auto wtxn = kv-&gt;beginWrite();<text:line-break/></text:p>
      <text:p text:style-name="CodeSample"><text:s text:c="2"/>SomethingWithAnObjectIter soi;<text:line-break/></text:p>
      <text:p text:style-name="P64"><text:s text:c="2"/>wtxn-&gt;saveObject(soi, key); //<text:span text:style-name="T81">object must be persistent so iterator member is initialized!<text:line-break/></text:span></text:p>
      <text:p text:style-name="CodeSample"><text:s text:c="2"/>for(int i=0; i&lt;20; i++)</text:p>
      <text:p text:style-name="CodeSample"><text:s text:c="4"/>soi.history-&gt;addHistoryValue(FixedSizeObjectPtr(new FixedSizeObject(i, i+1)));<text:line-break/></text:p>
      <text:p text:style-name="CodeSample"><text:s text:c="2"/>wtxn-&gt;commit();</text:p>
      <text:p text:style-name="CodeSample">}</text:p>
      <text:p text:style-name="CodeSample">{</text:p>
      <text:p text:style-name="CodeSample"><text:s text:c="2"/>auto rtxn = kv-&gt;beginRead();<text:line-break/></text:p>
      <text:p text:style-name="P62"><text:s text:c="2"/>SomethingWithAnObjectIter *soi = rtxn-&gt;getObject&lt;SomethingWithAnObjectIter&gt;(key);<text:line-break/></text:p>
      <text:p text:style-name="CodeSample"><text:s text:c="2"/>for(int i=0; i&lt;soi-&gt;history-&gt;size(); i++) {</text:p>
      <text:p text:style-name="CodeSample"><text:s text:c="4"/>auto fso = soi-&gt;history-&gt;getHistoryValue(i);</text:p>
      <text:p text:style-name="CodeSample"><text:s text:c="4"/>//.. <text:span text:style-name="T80">do something with fso</text:span></text:p>
      <text:p text:style-name="CodeSample"><text:s text:c="2"/>}</text:p>
      <text:p text:style-name="CodeSample">}</text:p>
      <text:h text:style-name="Heading_20_3" text:outline-level="3"><text:bookmark-start text:name="__RefHeading__1301_1320086213"/>Replacement Mappings<text:bookmark-end text:name="__RefHeading__1301_1320086213"/></text:h>
      <text:p text:style-name="P27">The START_MAPPING_REPL and <text:s/>START_MAPPING_SUB_REPL macros essentially do the same as their counterparts without the _REPL postfix. <text:span text:style-name="T50">However, in addition they allow you to specify a replacement class which is used in <text:s/>2 ways:</text:span></text:p>
      <text:list xml:id="list2098614100176553888" text:style-name="L12">
        <text:list-item>
          <text:p text:style-name="P93">when saving objects, the replacement class shares the same mappings as the mapped class. This means that if you have mapped class A as SART_MAPPING_REPL(A, B, a_attr), you can save instances of B just as A.</text:p>
        </text:list-item>
        <text:list-item>
          <text:p text:style-name="P93">when loading objects, always class B will be instantiated</text:p>
        </text:list-item>
      </text:list>
      <text:p text:style-name="P28">Of course, for this to work, A and B must be compatible. Normally, B will be a subclass of A. One use of tis feature wold be to instantiate different subclasses of A in different contexts (with individual mappings each, which access the same database).</text:p>
      <text:h text:style-name="Heading_20_3" text:outline-level="3"><text:bookmark-start text:name="__RefHeading__1303_1320086213"/>Inverse Mappings<text:bookmark-end text:name="__RefHeading__1303_1320086213"/></text:h>
      <text:p text:style-name="P28">An inverse mapping allows automatically setting the inverse side <text:span text:style-name="T51">o</text:span>f a 1-&gt;N relationship. <text:span text:style-name="T51">Given the following mappings:</text:span></text:p>
      <text:p text:style-name="CodeSample">//class mapping with inverse member</text:p>
      <text:p text:style-name="CodeSample">START_MAPPING(flexis::data::recording::Source, recording)</text:p>
      <text:p text:style-name="CodeSample"><text:s text:c="2"/>MAPPED_PROP3(flexis::data::recording::Source, ObjectVectorInverseAssign, flexis::data::recording::Recording, recording, "sources")</text:p>
      <text:p text:style-name="CodeSample">END_MAPPING(flexis::data::recording::Source)</text:p>
      <text:p text:style-name="CodeSample"/>
      <text:p text:style-name="CodeSample">//class mapping with a container-valued (to-N) relationship</text:p>
      <text:p text:style-name="CodeSample">START_MAPPING(flexis::data::recording::Recording, sources)</text:p>
      <text:p text:style-name="CodeSample"><text:s text:c="2"/>MAPPED_PROP(flexis::data::recording::Recording, ObjectPtrVectorPropertyAssign, flexis::data::recording::Source, sources)</text:p>
      <text:p text:style-name="CodeSample">END_MAPPING_SUB(flexis::data::recording::Recording, flexis::<text:a xlink:type="simple" xlink:href="data::app::Recording">data::app::Recording</text:a>)</text:p>
      <text:p text:style-name="P41">Whenever Source objects are loaded through the Recording::sources relationship, the Source objects will receive a Recording pointer that represents the inverse side of the relationship. Note <text:soft-page-break/>that this rule is strict, i.e. the inverse pointer is only set when a container-valued relationship is traversed. Specifically, it is not set when Source objects are loaded throu top-level keys. Note also that the inverse pointer is a raw pointer without key information. It should only be used to read values from the pointed-to object. It should <text:span text:style-name="T12">not</text:span> be used for persistence operations (save, delete, add to another relationship).</text:p>
      <text:h text:style-name="Heading_20_1" text:outline-level="1"><text:bookmark-start text:name="__RefHeading__1128_1038630016"/>Tools<text:bookmark-end text:name="__RefHeading__1128_1038630016"/></text:h>
      <text:h text:style-name="Heading_20_3" text:outline-level="3"><text:bookmark-start text:name="__RefHeading__1191_231218818"/>LMDB Tools<text:bookmark-end text:name="__RefHeading__1191_231218818"/></text:h>
      <text:p text:style-name="P42">LO includes the following command line tools that are part of the LMDB code base. <text:span text:style-name="T93">These are renamed versions of the utilities documented on the LMDB website, built by the LO build system</text:span>:</text:p>
      <text:list xml:id="list1029103554296886576" text:style-name="L13">
        <text:list-item>
          <text:p text:style-name="P94"><text:span text:style-name="T92">LmdbDump (mdb_dump): </text:span>reads a database and writes its contents to the standard output using a portable flat-text format understood by the LmdbLoad utility</text:p>
        </text:list-item>
        <text:list-item>
          <text:p text:style-name="P94"><text:span text:style-name="T92">LmdbLoad (mdb_load): </text:span>reads from the standard input and loads it into the LMDB environment. </text:p>
        </text:list-item>
        <text:list-item>
          <text:p text:style-name="P94"><text:span text:style-name="T92">LmdbStat (mdb_stat): </text:span>displays the status of an LMDB environment</text:p>
        </text:list-item>
      </text:list>
      <text:p text:style-name="P44">The <text:span text:style-name="T12">mdb_copy</text:span> utility is not currently built by the LO build system. <text:span text:style-name="T97">For more information on these utilities, consult the LMDB documentation.</text:span></text:p>
      <text:p text:style-name="P46">In order to make use of the LMDB tools, you will need some information about the internal structure of the LO database, namely, the name of the sub-databases used by LO:</text:p>
      <text:list xml:id="list294185790754684734" text:style-name="L14">
        <text:list-item>
          <text:p text:style-name="P95">classmeta is the name of the sub-database that holds class metadata</text:p>
        </text:list-item>
        <text:list-item>
          <text:p text:style-name="P95">classdata is the name of the sub-database that holds all regular data</text:p>
        </text:list-item>
      </text:list>
      <text:p text:style-name="P47">For example, getting the Statistics for the data sub-database, you would issue:</text:p>
      <text:p text:style-name="CodeSample">LmdbStat -n -s classdata <text:span text:style-name="T98">&lt;dbfile&gt;</text:span></text:p>
      <text:p text:style-name="P47">The -n option tells LMDB that we don't use a database subdirectory (which would be the default with LMDB). The -s option selects the subdatabase. The last parameter is the name of the database file.</text:p>
      <text:h text:style-name="Heading_20_3" text:outline-level="3"><text:bookmark-start text:name="__RefHeading__1193_231218818"/>LO_dump<text:bookmark-end text:name="__RefHeading__1193_231218818"/></text:h>
      <text:p text:style-name="P43"><text:span text:style-name="T92">LO also comes with a command line tool of its own, named “</text:span><text:span text:style-name="T20">lo_dump</text:span><text:span text:style-name="T94">” which is aware of the LO meta data and can thus output much more specific information. Here's a quick rundown of the command line options:</text:span></text:p>
      <text:p text:style-name="CodeSample"><text:soft-page-break/>usage: lo_dump &lt;path&gt; &lt;name&gt; [c|n|m &lt;classId&gt;|o &lt;classId&gt;] | [ci|ci &lt;collectionId&gt;]</text:p>
      <text:p text:style-name="CodeSample">c: sort by instance count</text:p>
      <text:p text:style-name="CodeSample">n: sort by class name</text:p>
      <text:p text:style-name="CodeSample">m: dump metadata for class &lt;classId&gt;</text:p>
      <text:p text:style-name="P67">o: dump object simple data for class &lt;classId&gt;<text:line-break/>ci: dump collection infos. If collectionId is given, dump chunk infos for <text:span text:style-name="T95">that </text:span>collection<text:line-break/><text:span text:style-name="T111">ti: dump custom value type infos.</text:span></text:p>
      <text:p text:style-name="P44">and here is sample output <text:span text:style-name="T96">when called without options, which dumps class metadata:</text:span></text:p>
      <text:p text:style-name="CodeSample">flexis::Overlays::IFlexisOverlay <text:s text:c="8"/>(32) <text:s/>count: 0 <text:s text:c="7"/>bytes: 0 <text:s text:c="8"/></text:p>
      <text:p text:style-name="CodeSample">flexis::Overlays::TestRectangularOverlay (33) <text:s/>count: 1 <text:s text:c="7"/>bytes: 58 <text:s text:c="7"/>rcnt: 1(1)</text:p>
      <text:p text:style-name="CodeSample">flexis::Overlays::TimeCodeOverlay <text:s text:c="7"/>(34) <text:s/>count: 1 <text:s text:c="7"/>bytes: 46 <text:s text:c="7"/>rcnt: 1(1)</text:p>
      <text:p text:style-name="CodeSample">flexis::player::SourceDisplayConfig <text:s text:c="5"/>(30) <text:s/>count: 1 <text:s text:c="7"/>bytes: 25 <text:s text:c="7"/>rcnt: 1(1)</text:p>
      <text:p text:style-name="CodeSample">flexis::player::SourceInfo <text:s text:c="14"/>(31) <text:s/>count: 2 <text:s text:c="7"/>bytes: 32 <text:s text:c="7"/></text:p>
      <text:p text:style-name="P45">Note the <text:span text:style-name="T12">rcnt</text:span> column on some classes, which in these cases tells you that there is one object with a refcount of 1 for the respective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master-page-name="">
      <style:paragraph-properties fo:margin-top="0mm" fo:margin-bottom="4.5mm" style:contextual-spacing="true" fo:keep-together="always" style:page-number="auto" fo:padding="5.01mm" fo:border="0.06pt solid #000000" style:shadow="none" fo:keep-with-next="always"/>
      <style:text-properties fo:font-size="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6-06-14T19:53:22.147393117</dc:date>
    <dc:creator>Christian Sell</dc:creator>
    <meta:editing-duration>P1DT3H52M56S</meta:editing-duration>
    <meta:editing-cycles>168</meta:editing-cycles>
    <meta:generator>LibreOffice/4.2.8.2$Linux_X86_64 LibreOffice_project/420m0$Build-2</meta:generator>
    <meta:document-statistic meta:table-count="0" meta:image-count="0" meta:object-count="0" meta:page-count="18" meta:paragraph-count="344" meta:word-count="5246" meta:character-count="36058" meta:non-whitespace-character-count="30845"/>
  </office:meta>
</office:document-meta>
</file>